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40.956cm" fo:margin-left="-0.053cm" fo:margin-top="0cm" fo:margin-bottom="0cm" table:align="left" style:writing-mode="page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1.296cm"/>
    </style:style>
    <style:style style:name="Tabla1.C" style:family="table-column">
      <style:table-column-properties style:column-width="1.349cm"/>
    </style:style>
    <style:style style:name="Tabla1.D" style:family="table-column">
      <style:table-column-properties style:column-width="11.509cm"/>
    </style:style>
    <style:style style:name="Tabla1.E" style:family="table-column">
      <style:table-column-properties style:column-width="11.292cm"/>
    </style:style>
    <style:style style:name="Tabla1.F" style:family="table-column">
      <style:table-column-properties style:column-width="12.59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E1" style:family="table-cell">
      <style:table-cell-properties style:vertical-align="bottom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0628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5ca0" style:font-weight-asian="bold" style:font-weight-complex="bold"/>
    </style:style>
    <style:style style:name="T3" style:family="text">
      <style:text-properties fo:font-weight="bold" officeooo:rsid="00106288" style:font-weight-asian="bold" style:font-weight-complex="bold"/>
    </style:style>
    <style:style style:name="T4" style:family="text">
      <style:text-properties officeooo:rsid="00106288"/>
    </style:style>
    <style:style style:name="T5" style:family="text">
      <style:text-properties officeooo:rsid="001b5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4">25. </text:span><text:span text:style-name="T2">Rhythmic proteins under </text:span><text:span text:style-name="T3">S</text:span><text:span text:style-name="T2">D entrainment. </text:span><text:span text:style-name="T5">“P phase” stands for protein phase or time-of-maximum abundance of each protein. “T phase” stands for transcript phase or time-of-maximum expression of the encoding gene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ProteinID</text:p>
          </table:table-cell>
          <table:table-cell table:style-name="Tabla1.A1" office:value-type="string">
            <text:p text:style-name="P6"><text:span text:style-name="T1">P Phase</text:span></text:p>
          </table:table-cell>
          <table:table-cell table:style-name="Tabla1.A1" office:value-type="string">
            <text:p text:style-name="P6"><text:span text:style-name="T1">T Phase</text:span></text:p>
          </table:table-cell>
          <table:table-cell table:style-name="Tabla1.D1" office:value-type="string">
            <text:p text:style-name="P2"><text:span text:style-name="T1">Annotation</text:span>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02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6-phosphofructo-2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07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Voltage-dependent potassium chann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09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Ribonucleotide reductase R1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12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Protein of unknown function DUF43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13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14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2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Dymecl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41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Peptidase M24, methionine aminopep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45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Signal recognition particle, SRP19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62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78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Polyphosph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97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0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Monooxygenas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0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17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Osteopont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2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Pseudouridine synthase/archaeosine tr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38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Alpha-D-phosphohexomutase, alpha/beta/alpha I/II/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43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Mediator complex, subunit Med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46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ARP2/3 complex, 20kDa subunit P20-Ar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4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Radical SA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51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SA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5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64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Cation efflux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6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7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Glutamyl/glutaminyl-tRNA synthetase, class Ib, anti-codon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88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17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HAD-superfamily hydrolase, subfamily II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18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1g0222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Ovarian tumour, otub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31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35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38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44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Chromosome segregation protein Spc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580</text:p>
          </table:table-cell>
          <table:table-cell table:style-name="Tabla1.A2" office:value-type="string">
            <text:p text:style-name="P6">10,1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Clp protease proteolytic subunit /Translocation-enhancing protein Tep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5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Leucine-rich repeat, typical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61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Beta tubulin, autoregulation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67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83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Actin-related protein 3 Arp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84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8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,1</text:p>
          </table:table-cell>
          <table:table-cell table:style-name="Tabla1.D2" office:value-type="string">
            <text:p text:style-name="P2"><text:s/>Clathrin, heavy chain/VPS, 7-fold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92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Transcription elongation factor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9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Alpha,alpha-trehalose-phosph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98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DNA replication licensing factor Mcm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05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Mammalian uncoordinated homology 13,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08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Mini-chromosome maintenance complex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11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1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21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28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E3 UFM1-protein ligas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3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Glutathione S-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3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41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7,5</text:p>
          </table:table-cell>
          <table:table-cell table:style-name="Tabla1.D2" office:value-type="string">
            <text:p text:style-name="P2"><text:s/>Bromo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42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Peptidoglycan binding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45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Uncharacterised protein family UPF0434/Trm11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59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Alpha-1,6-glucosidases, pullulanase-typ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60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62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7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Cytochrome c oxidase, subunit V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88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Translation elongation factor, IF5A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97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Nuclear transport factor 2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990</text:p>
          </table:table-cell>
          <table:table-cell table:style-name="Tabla1.A2" office:value-type="string">
            <text:p text:style-name="P6">11,4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Nuclear control of ATP synth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1g040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10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120</text:p>
          </table:table-cell>
          <table:table-cell table:style-name="Tabla1.A2" office:value-type="string">
            <text:p text:style-name="P6">8,3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RNA polymerase III Rpc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13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UBA/THIF-type NAD/FAD binding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18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Pyrophosphate-energised proton pum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27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29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34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Glutamine amid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480</text:p>
          </table:table-cell>
          <table:table-cell table:style-name="Tabla1.A2" office:value-type="string">
            <text:p text:style-name="P6">9,5</text:p>
          </table:table-cell>
          <table:table-cell table:style-name="Tabla1.A2" office:value-type="string">
            <text:p text:style-name="P6">3,8</text:p>
          </table:table-cell>
          <table:table-cell table:style-name="Tabla1.D2" office:value-type="string">
            <text:p text:style-name="P2"><text:s/>Class II glutamine amidotransf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585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ATPase, AAA-type, CDC4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68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ATPase, F1 complex, gamma subunit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71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79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aired amphipathic heli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9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97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PHF5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0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Protein translocase subunit Sec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03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11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omeo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12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Chitobiase/beta-hexosaminidase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155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17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21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Glutamyl-tRNA synthetase, class Ib, archaeal/eukaryotic cytosol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23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Carotenoid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28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30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33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Jmj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42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STA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43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RNA polymerase II-associated, Paf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46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49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56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Glutamine synthetase, glycine-rich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65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67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nt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1g0571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Nucleoporin Nup54, alpha-helic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91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Pyruvate/Phosphoenolpyruvate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92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Transcription factor II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9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01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14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24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Phytanoyl-CoA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3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Protein of unknown function DUF167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39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4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46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rotein of unknown function DUF284, transmembrane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49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ranscription factor TFIIE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54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60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Pyruvate dehydrogenase acetyl-transferring E1 component, alpha subunit, subgrou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61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66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Autophagy-related protein Atg8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04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Transcription termination and cleavage factor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25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Domain of unknown function DUF1977, DnaJ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39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43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Thymidyl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46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49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BRC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52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RNA polymerase, bet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58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67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73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87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0,6</text:p>
          </table:table-cell>
          <table:table-cell table:style-name="Tabla1.D2" office:value-type="string">
            <text:p text:style-name="P2"><text:s/>Methylglyoxal synth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01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09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100</text:p>
          </table:table-cell>
          <table:table-cell table:style-name="Tabla1.A2" office:value-type="string">
            <text:p text:style-name="P6">1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13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16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245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Rieske iron-sulphu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2g0131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Acyl-ACP thioest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3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Glycosyltransferase AER61, uncharacteris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5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Ribosomal protein L24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77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Nucleoporin, NSP1-like, C-terminal n/a <text:s/>Nucleoporin, NSP1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7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BOP1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87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98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GINS complex, subunit Psf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0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Acyl-CoA N-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24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29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Photosystem I PsaL, reaction centre subunit X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51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Pseudouridine synthase/archaeosine tr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57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Surface antigen variable numb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7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07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IMP dehydrogenase / GMP reduct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16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22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Ribose-phosphate diphospho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35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Aspartyl/Glutamyl-tRNAGln amidotransferase, subunit B/E, cataly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355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Ribosomal protein L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36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Transcription initiation factor TFIID component TAF4 n/a <text:s/>Transcription initiatD component TAF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39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46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50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SKI-interacting protein SKIP, SNW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64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Transposase, Tc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68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74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Heat shock protein 7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91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Histone deacetylas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957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Transcription factor IIA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96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DNA-directed RNA polymerase, subunit C11/M/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399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Phenylalanyl-tRNA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01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07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Bromo adjacent homology BAH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2g0410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Prephenate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12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25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26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RNA polymerase, bet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28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Magnesium chelatase, ATPase subunit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30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,1</text:p>
          </table:table-cell>
          <table:table-cell table:style-name="Tabla1.D2" office:value-type="string">
            <text:p text:style-name="P2"><text:s/>Pyridine nucleotide-disulphide oxidoreductase, FAD/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35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Eukaryotic translation initiation factor 3 subunit C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47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49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Myo-inositol-1-phosphate synthase, GAPDH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55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Cdc37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58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1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65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68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Ferredoxin thioredoxin reductase, alpha ch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71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75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Conserved oligomeric Golgi complex, subunit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80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815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9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Chorism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97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990</text:p>
          </table:table-cell>
          <table:table-cell table:style-name="Tabla1.A2" office:value-type="string">
            <text:p text:style-name="P6">10,7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Flavodoxin/nitric oxid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02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07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rotein-tyrosine phospha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08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Protein-tyrosine phospha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105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Uncharacterised protein family UPF025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17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Sas10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225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24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ATP-grasp fold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2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Ribosome recycl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34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35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05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3g0027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31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RWP-RK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35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Phyt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4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Ribosomal protein L15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50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AMP deam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68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69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Patatin/Phospholipase A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75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WW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8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Ribosomal protein L9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87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Ribosomal protein S1, R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887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eroxisome biogenesis factor 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92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02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03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hypothetical protein 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13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SGNH hydrolase-type 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1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Glyoxal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24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ranslation elongation factor EFTs/EF1B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27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30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4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mRNA capping enzym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52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5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tein of unknown function DUF346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61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67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Structure-specific recogni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7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Protein of unknown function DUF151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196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02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17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Phosphatidylinositol-4-phosphate 5-kinase, cor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18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36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RNA C5-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50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5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54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59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Fructose-1,6-bisphosphatase class 1/Sedoheputulose-1,7-<text:soft-page-break/>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600</text:p>
          </table:table-cell>
          <table:table-cell table:style-name="Tabla1.A2" office:value-type="string">
            <text:p text:style-name="P6">11,6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63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Decaprenyl diphosphate synth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71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8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NOS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8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86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92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Carbohydrate kinase, FGGY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015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Glycosyl hydrolase, family 13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09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Uncharacterised protein family UPF025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20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Serine hydroxy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26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Ribosomal protein S10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33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Chloramphenicol acetyltransfer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39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40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51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5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65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78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820</text:p>
          </table:table-cell>
          <table:table-cell table:style-name="Tabla1.A2" office:value-type="string">
            <text:p text:style-name="P6">9,9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Plastid lipid-associated protein/fibrillin conserv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88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6,2</text:p>
          </table:table-cell>
          <table:table-cell table:style-name="Tabla1.D2" office:value-type="string">
            <text:p text:style-name="P2"><text:s/>Mpv17/PMP2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90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Domain of unknown function DUF364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91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EMSY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93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94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DNA topoisomerase, type IIA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98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Defective-in-cullin neddy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01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tRNAIle-lysidine/2-thiocyt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025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05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Reduced growth phenotype prote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080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Conserved oligomeric Golgi complex, subunit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14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22,7</text:p>
          </table:table-cell>
          <table:table-cell table:style-name="Tabla1.D2" office:value-type="string">
            <text:p text:style-name="P2"><text:s/>Membrane insertase OXA1/ALB3/Yid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21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TATA-binding protein interacting TIP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27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33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Exoribonuclease, phosphorolytic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3g0438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NA-recognition motif RRM Nup35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43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50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620</text:p>
          </table:table-cell>
          <table:table-cell table:style-name="Tabla1.A2" office:value-type="string">
            <text:p text:style-name="P6">16,8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Nucleoporin protein Ndc1-N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66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Exodeoxyribonuclease III xt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67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82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86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Prefold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92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3-isopropylmalate dehydratase,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95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Aminoacyl-tRNA synthet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98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02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Carboxylesterase, type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145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Translation elongation factor P/YeiP, centr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19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25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Peptidase C48, SUMO/Sentrin/Ubl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3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Phosphoserine amin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4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50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Transcription factor jumonji, Jmj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62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64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675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6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7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88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Structural maintenance of chromosomes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8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Isochorisma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93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07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Carotenoid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09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Phosphoglycerate/bisphosphoglycerate mut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1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15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20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2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Beta-hydroxyacyl-acyl-carrier-protein dehydratase FabZ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45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47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4g0053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Protein of unknown function DUF174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54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57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58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Ubiquitin super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64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74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yclophilin-type peptidyl-prolyl cis-trans isomerase, conserved site n/a <text:s/>Cyclo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75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ascent polypeptide-associated complex subunit alph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7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characterised protein GY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80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810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860</text:p>
          </table:table-cell>
          <table:table-cell table:style-name="Tabla1.A2" office:value-type="string">
            <text:p text:style-name="P6">9,7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6-phosphogluconate dehydrogenase, C-terminal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0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utative E3 ubiquitin-protein ligase, makorin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15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6,1</text:p>
          </table:table-cell>
          <table:table-cell table:style-name="Tabla1.D2" office:value-type="string">
            <text:p text:style-name="P2"><text:s/>5-methyltetrahydrofolate--homocyste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3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Endoribonuclease L-PSP/chorismate mu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36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40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62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tRNA 2-selenour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65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72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biquitin-activating enzyme, E1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79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83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Aminoacyl-tRNA synthetase, class 1a, anticodo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84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tein phosphatase 2C PP2C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93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98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Translocation protein Sec6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040</text:p>
          </table:table-cell>
          <table:table-cell table:style-name="Tabla1.A2" office:value-type="string">
            <text:p text:style-name="P6">14,5</text:p>
          </table:table-cell>
          <table:table-cell table:style-name="Tabla1.A2" office:value-type="string">
            <text:p text:style-name="P6">23,5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09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Fructose-1,6-bisphosphatase class 1/Sedoheputulose-1,7-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1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28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DNA photolyase, class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37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4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51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5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Regulator of chromosome condensation, R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4g026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Ribosomal protein L22, bacterial/chloroplas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69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S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77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Succinyl-CoA synthe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79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85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Rieske [2Fe-2S] iron-sulphu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92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9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ranslation elongation factor EFTs/EF1B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97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03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DZ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04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P25-alph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1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180</text:p>
          </table:table-cell>
          <table:table-cell table:style-name="Tabla1.A2" office:value-type="string">
            <text:p text:style-name="P6">15,8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21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Mini-chromosome maintenance, DNA-dependent A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26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Culli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4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RHD3/Sey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46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50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Pent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53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59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ABC-2 typ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84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88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Sec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92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ype II pantothen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9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000</text:p>
          </table:table-cell>
          <table:table-cell table:style-name="Tabla1.A2" office:value-type="string">
            <text:p text:style-name="P6">13,5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04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3-dehydroquin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10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Glucose-6-phosphate 1-epi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33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SNARE associated Golgi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37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64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74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TATA element modulatory factor 1 TATA 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83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870</text:p>
          </table:table-cell>
          <table:table-cell table:style-name="Tabla1.A2" office:value-type="string">
            <text:p text:style-name="P6">6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rp31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504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Manganese/iron superoxide dismutase,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505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4g0530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Up-frameshift suppressor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547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5,6</text:p>
          </table:table-cell>
          <table:table-cell table:style-name="Tabla1.D2" office:value-type="string">
            <text:p text:style-name="P2"><text:s/>Zinc finger, TRA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07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hotosystem I PsaF, reaction centre subunit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08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,5</text:p>
          </table:table-cell>
          <table:table-cell table:style-name="Tabla1.D2" office:value-type="string">
            <text:p text:style-name="P2"><text:s/>Small GTPase superfamily, Ras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2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24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2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biquitin carboxyl-terminal hydrolases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2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0,5</text:p>
          </table:table-cell>
          <table:table-cell table:style-name="Tabla1.D2" office:value-type="string">
            <text:p text:style-name="P2"><text:s/>Glycosyl transferase, family 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32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Aminoglycoside phosph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53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Magnesium chelatase, subunit H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63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Domain of unknown function DUF2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6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t-SNAR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72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Zinc finger, C2H2, LYAR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75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Peptidase S16, lon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76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3</text:p>
          </table:table-cell>
          <table:table-cell table:style-name="Tabla1.D2" office:value-type="string">
            <text:p text:style-name="P2"><text:s/>Histone chaperone, ASF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80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5,5</text:p>
          </table:table-cell>
          <table:table-cell table:style-name="Tabla1.D2" office:value-type="string">
            <text:p text:style-name="P2"><text:s/>D12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9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98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Actin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9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Peptide methionine sulphoxide reductase Msr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0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0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06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Autophagy-related prote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0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Zinc finger, Do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26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3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SAND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36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Ribosomal protein L1, 2-layer alpha/beta-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37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Radical SA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43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47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Tetratricopeptide, MLP1/MLP2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51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55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59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Isy1-like splic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650</text:p>
          </table:table-cell>
          <table:table-cell table:style-name="Tabla1.A2" office:value-type="string">
            <text:p text:style-name="P6">11,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71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5g0176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77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82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Gamma tubulin complex protein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8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RNA polymerase sigma-7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93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97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Zinc finger, B-bo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0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YL1 nuclea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03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08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11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Orn/DAP/Arg decarboxylase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16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30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eat shock protein 7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33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Ankyrin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4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48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Armadillo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51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Ubiquitinyl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59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6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Succinyl-CoA synthet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7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CDC45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80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820</text:p>
          </table:table-cell>
          <table:table-cell table:style-name="Tabla1.A2" office:value-type="string">
            <text:p text:style-name="P6">15,1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8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85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Pyridine nucleotide-disulphide oxidoreductase, class I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02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Ribosomal protein L7/L12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62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EF-hand domain pai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82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83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85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89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91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04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Phox homologous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07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130</text:p>
          </table:table-cell>
          <table:table-cell table:style-name="Tabla1.A2" office:value-type="string">
            <text:p text:style-name="P6">5,5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Hydroxy monocarboxylic acid anion dehydrogenase, HIBAD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5g0416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PPPDE putative peptid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2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4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46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47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51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5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,4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54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5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70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7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SAC3/GANP/Nin1/mts3/eIF-3 p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72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78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hotosystem I PsaG/PsaK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80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850</text:p>
          </table:table-cell>
          <table:table-cell table:style-name="Tabla1.A2" office:value-type="string">
            <text:p text:style-name="P6">10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C-5 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94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-5 cytosin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95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Chaperonin-like RbcX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9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04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Magnesium chelatase, subunit H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09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10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16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ibosome biogenesis protein BMS1/TSR1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25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27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Translocon-associated protein TRAP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32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Dihydrodipicolinate synthet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35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D-isomer specific 2-hydroxyacid dehydrogenase, N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38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46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Fructose-1,6-bisphosphatase class 1/Sedoheputulose-1,7-bis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49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63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hlorophyll a/b binding prote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6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74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77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6g0083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Inorganic phosphate transporter Pho8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85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Asparagine synthase, glutamine-hydrolyz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87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Citrate synthas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88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92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97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3-dehydroquinate synthase Aro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98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03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Serine endopeptidase DegP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0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ATPase, F1 complex, OSCP/delt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10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1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19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Fibronectin, type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27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3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SWR1-complex protein 4/DNA methyltransferase 1-associated prote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35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Peptide Chain Release Factor eRF1/aRF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4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44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47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48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Ubiquitin-conjugating enzyme, E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6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66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780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7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Threonine dehydratase, catabol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83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biquitin-associated/translation elongation factor EF1B, N-terminal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8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Oligosaccharyl transferase, STT3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88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89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91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Glycoside hydrolase,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96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High mobility group bo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98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Forkhead-associated FHA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010</text:p>
          </table:table-cell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Protein of unknown function DUF14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04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08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BCP1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6g0225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Ribosomal protein L3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29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Chlorophyll A-B binding protein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31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3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4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44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Iron/zinc purple acid phosphatase-like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47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Forkhead-associated FHA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48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Glucosamine-fructose-6-phosphate aminotransferase, isomeris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49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10,5</text:p>
          </table:table-cell>
          <table:table-cell table:style-name="Tabla1.D2" office:value-type="string">
            <text:p text:style-name="P2"><text:s/>Ribose 5-phosphate isomerase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51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53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Protein of unknown function DUF204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590</text:p>
          </table:table-cell>
          <table:table-cell table:style-name="Tabla1.A2" office:value-type="string">
            <text:p text:style-name="P6">6,4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Aspartate/glutamate/urid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69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22,7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72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75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Domain of unknown function DUF434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77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characterised protein family Ycf5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8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8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,4</text:p>
          </table:table-cell>
          <table:table-cell table:style-name="Tabla1.D2" office:value-type="string">
            <text:p text:style-name="P2"><text:s/>N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86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Clp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93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Coactivator CBP, KI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94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96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Thioesteras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0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06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18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1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21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Ribosomal protein L1, 2-layer alpha/beta-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2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Exosome complex RNA-binding protein 1/RRP40/RRP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25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RelA/Spo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2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32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Molybdenum cofactor biosynthesis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3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RNA polymerase III, subunit Rpc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38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High mobility group box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39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Bacterial surface antigen D1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6g0349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Proteasome A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79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hotosystem I PsaN, reaction centre subunit 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81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84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SOUL haem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89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roteasome A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91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1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Valyl/Leucyl/Isoleucyl-tRNA synthetase, class I, anticodo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26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32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34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3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59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05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06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0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so1/p115-like vesicle tethering protein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08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16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TP cyclohydrolase II, Rib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2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2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Rpn11/EIF3F C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29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3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Ribosomal protein L1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380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40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44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47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IMP-specific 5-nucleo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48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GRAM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49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5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55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2Fe-2S ferredoxin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64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Glutathione synthase, substrate-binding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72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T-complex protein 10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77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78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ibosome maturation protein SBD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7g007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Ribulose-phosphate binding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83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Glucose-inhibited division protein A-relate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89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Putative thiol-disulphide oxidoreductase DC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0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Aminoacyl-tRNA synthetase, class 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11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Guanine nucleotide-binding protein-like 3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205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Heavy-metal-associate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2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34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Fructosamine/Ketosamine-3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35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Galactose-binding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68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Myb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7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800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hotosystem II S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81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Ribosomal protein S1, R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90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leavage/polyadenylation specificity factor, A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93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97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10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Lactate dehydrogenase/glycoside hydrolase, family 4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11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Cobalamin vitamin B12 biosynthesis CobW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18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Zinc/iron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25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Glycosyl hydrolases 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33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0,8</text:p>
          </table:table-cell>
          <table:table-cell table:style-name="Tabla1.D2" office:value-type="string">
            <text:p text:style-name="P2"><text:s/>Transcription antitermination protein NusG, N-termin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42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44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ymplekin <text:s/>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52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Protein of unknown function DUF49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60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Translocation protein Sec6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6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characterised protein family FAM9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71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8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90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Conserved hypothetical protein CHP0205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00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Proline-tRNA ligase, class I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07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Cycl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17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Synaptojanin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40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Domain of unknown function DUF405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44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7g035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0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56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Hydroxyacylglutathion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6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700</text:p>
          </table:table-cell>
          <table:table-cell table:style-name="Tabla1.A2" office:value-type="string">
            <text:p text:style-name="P6">19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73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74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RNA-binding motif protein 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8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9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9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Rad21/Rec8-like protein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99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00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04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06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Sec-independent protein translocase protein TatA/B/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1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20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Ubiquitin-like modifier-activating enzyme Atg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32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Heat shock protein Hsp33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38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Lipase, class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3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3,5</text:p>
          </table:table-cell>
          <table:table-cell table:style-name="Tabla1.D2" office:value-type="string">
            <text:p text:style-name="P2"><text:s/>IQ motif, EF-hand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47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50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Putative 5-3 exonucl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53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Photosystem I Ycf4, assemb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54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5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58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08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Autophagy-related protein 3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13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15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28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Putative 5-3 exonucl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44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46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48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Purple acid phosphatase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49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56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82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Proteasome assembly chaperon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8g0083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Two pore domain potassium channe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970</text:p>
          </table:table-cell>
          <table:table-cell table:style-name="Tabla1.A2" office:value-type="string">
            <text:p text:style-name="P6">11,4</text:p>
          </table:table-cell>
          <table:table-cell table:style-name="Tabla1.A2" office:value-type="string">
            <text:p text:style-name="P6">5,1</text:p>
          </table:table-cell>
          <table:table-cell table:style-name="Tabla1.D2" office:value-type="string">
            <text:p text:style-name="P2"><text:s/>Thiolase-like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98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13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5,8</text:p>
          </table:table-cell>
          <table:table-cell table:style-name="Tabla1.D2" office:value-type="string">
            <text:p text:style-name="P2"><text:s/>NADP-dependent oxidoreduct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14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Ribosomal protein S5/S7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18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Phosphoribosylformimino-5-aminoimidazole carboxamide ribotide isomerase, eukar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22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Translation initiation factor, beta propellor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28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RWP-RK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310</text:p>
          </table:table-cell>
          <table:table-cell table:style-name="Tabla1.A2" office:value-type="string">
            <text:p text:style-name="P6">18,4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Culli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3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Polyphosphate kin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62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Rhodane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64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68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73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7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Cytochrome P450, E-class, group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76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Coenzyme F420 hydrogenase/dehydrogenase beta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8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940</text:p>
          </table:table-cell>
          <table:table-cell table:style-name="Tabla1.A2" office:value-type="string">
            <text:p text:style-name="P6">6,5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leavage/polyadenylation specificity factor, A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9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17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180</text:p>
          </table:table-cell>
          <table:table-cell table:style-name="Tabla1.A2" office:value-type="string">
            <text:p text:style-name="P6">5,5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24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30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NADH-ubiquinone oxidoreductase, 21kDa 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43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Cytochrome b6/f complex, subunit IV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47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Zinc finger, GATA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480</text:p>
          </table:table-cell>
          <table:table-cell table:style-name="Tabla1.A2" office:value-type="string">
            <text:p text:style-name="P6">17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Small GTPase superfamily, Rab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5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Protein arginine N-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53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HSP20-like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57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6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67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TIP4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73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Anthranilate synthase component I, PabB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8g02740</text:p>
          </table:table-cell>
          <table:table-cell table:style-name="Tabla1.A2" office:value-type="string">
            <text:p text:style-name="P6">12,2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Enamine/imine deaminase YjgF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76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ibosomal protein S5 domain 2-type fold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82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83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Thymidylate kin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85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ATPase, F1 complex, OSCP/delt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14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Cysteine peptidase, histidin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19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Fis1, C-terminal 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26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35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Ribosomal protein L2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37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Serine/threonine-specific protein phosphatase/bis5-nucleosyl-tetra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43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6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treptomyces cyclase/dehyd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67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77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V-ATPase proteolipid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8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88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Ribulose bisphosphate carboxylase, large subunit, ferrodoxin-like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0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Ammonium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08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Putative translation initiation factor, aIF-2BI/5-methylthioribose-1-phospha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09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P2X purinorecep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11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14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18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Photosystem II cytochrome b559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24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5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31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02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Mechanosensitive ion channel Msc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12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Copper amine oxidase, N2/N3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17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tRNA adenine58-N1-methyltransferase catalytic subunit GCD14, eukaryo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35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Nucleic acid-binding, OB-fold n/a <text:s/>Nucleic acid-binding, OB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36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Ribosome recycl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43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Protein of unknown function DUF866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48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9g0051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550</text:p>
          </table:table-cell>
          <table:table-cell table:style-name="Tabla1.A2" office:value-type="string">
            <text:p text:style-name="P6">4,9</text:p>
          </table:table-cell>
          <table:table-cell table:style-name="Tabla1.A2" office:value-type="string">
            <text:p text:style-name="P6">10,7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58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Amidohydrolas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60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0,1</text:p>
          </table:table-cell>
          <table:table-cell table:style-name="Tabla1.D2" office:value-type="string">
            <text:p text:style-name="P2"><text:s/>Lumazine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62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6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Protein of unknown function DUF151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655</text:p>
          </table:table-cell>
          <table:table-cell table:style-name="Tabla1.A2" office:value-type="string">
            <text:p text:style-name="P6">15,7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Tryptophan synthase beta subunit-like PLP-dependent enzymes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67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785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96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Glycoside hydrolase, family 2/20, immunoglobulin-like beta-sandwich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97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Deoxyhypus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98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Aden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08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21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Glucose/ribitol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2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2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31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46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4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Nrap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495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53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ATPase, V1 complex, subunit 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55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Dimeric alpha-beta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58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Phosphoglycolate phosphatase, 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59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3,6</text:p>
          </table:table-cell>
          <table:table-cell table:style-name="Tabla1.D2" office:value-type="string">
            <text:p text:style-name="P2"><text:s/>Basic-leucine zipp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66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,4</text:p>
          </table:table-cell>
          <table:table-cell table:style-name="Tabla1.D2" office:value-type="string">
            <text:p text:style-name="P2"><text:s/>Domain of unknown function DUF133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68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Signal-recognition particle receptor Fts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70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Ribosomal protein L18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74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Rubredoxin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85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biE/COQ5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03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11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Phospholipase/carboxylesterase/thioest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16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Glycosyl transferase,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17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Phox/Bem1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9g0219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Adenyl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22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23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rotein phosphatase 4 core regulatory subunit R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24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UF system FeS cluster assembly, SufB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33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40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Aldehyde dehydrogen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42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Serine/threonine- / dual specificity protein kinase, catalytic <text:s/>domain n/a <text:s/>Ser/ dual specificity protein kinase, catalytic <text:s/>domain n/a 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45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NOS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8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87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Ferritin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04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06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12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6</text:p>
          </table:table-cell>
          <table:table-cell table:style-name="Tabla1.D2" office:value-type="string">
            <text:p text:style-name="P2"><text:s/>Cold-shock protein, DNA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130</text:p>
          </table:table-cell>
          <table:table-cell table:style-name="Tabla1.A2" office:value-type="string">
            <text:p text:style-name="P6">13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19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36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45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500</text:p>
          </table:table-cell>
          <table:table-cell table:style-name="Tabla1.A2" office:value-type="string">
            <text:p text:style-name="P6">20,9</text:p>
          </table:table-cell>
          <table:table-cell table:style-name="Tabla1.A2" office:value-type="string">
            <text:p text:style-name="P6">23,6</text:p>
          </table:table-cell>
          <table:table-cell table:style-name="Tabla1.D2" office:value-type="string">
            <text:p text:style-name="P2"><text:s/>LytB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55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5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73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82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DnaJ-like protein C11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83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Actin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8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9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Putative glutamine amidotransferase type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95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Foie gras liver health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99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06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Zinc finger, Dof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13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Arginine-tRNA ligase, class Ia n/a <text:s/>Arginine-tRNA lig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21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Endonuclease/exonuclease/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22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Rad60/SUMO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9g042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Acyl-CoA N-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35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Zinc finger, PHD-fi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37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Aminoacyl-tRNA synthetase, 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51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0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06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Branched-chain amino acid aminotransferase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07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11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ERGosterol biosynthesis methyltransferase, pla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1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Phosphoglycerate mutase, 2,3-bisphosphoglycerate-independe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15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Glutathione S-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19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260</text:p>
          </table:table-cell>
          <table:table-cell table:style-name="Tabla1.A2" office:value-type="string">
            <text:p text:style-name="P6">18,7</text:p>
          </table:table-cell>
          <table:table-cell table:style-name="Tabla1.A2" office:value-type="string">
            <text:p text:style-name="P6">23,8</text:p>
          </table:table-cell>
          <table:table-cell table:style-name="Tabla1.D2" office:value-type="string">
            <text:p text:style-name="P2"><text:s/>Mss4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28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Small GTPase superfamily, Rho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39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Chaperone tailless complex polypeptide 1 TCP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410</text:p>
          </table:table-cell>
          <table:table-cell table:style-name="Tabla1.A2" office:value-type="string">
            <text:p text:style-name="P6">19,3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43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50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58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PspA/IM3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63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64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Glycoside hydrolase,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66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Initiation factor 2B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78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Tryptophan/tyrosine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81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85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TRAPP I complex, Bet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86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87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92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Activator of Hsp90 ATP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93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03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0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5,8</text:p>
          </table:table-cell>
          <table:table-cell table:style-name="Tabla1.D2" office:value-type="string">
            <text:p text:style-name="P2"><text:s/>Ribonuclease H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10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Aspartate-tRNA ligase, class IIb, bacterial/mitochond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19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240</text:p>
          </table:table-cell>
          <table:table-cell table:style-name="Tabla1.A2" office:value-type="string">
            <text:p text:style-name="P6">16,7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Aminoacyl-tRNA synthetase, class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280</text:p>
          </table:table-cell>
          <table:table-cell table:style-name="Tabla1.A2" office:value-type="string">
            <text:p text:style-name="P6">18,6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0g01300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Kelch-type beta propell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31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38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21</text:p>
          </table:table-cell>
          <table:table-cell table:style-name="Tabla1.D2" office:value-type="string">
            <text:p text:style-name="P2"><text:s/>Pre-mRNA-splicing factor <text:s/>Cwf15/Cwc1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43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50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69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79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02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ignal transduction histidine kinase, phosphotransfer Hp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0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10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Diacylglycerol ac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1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43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Triosephosphate isomerase n/a <text:s/>Triosephosphat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46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16,8</text:p>
          </table:table-cell>
          <table:table-cell table:style-name="Tabla1.D2" office:value-type="string">
            <text:p text:style-name="P2"><text:s/>TB2/DP1/HVA22-related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52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Metalloenzyme, LuxS/M16 peptid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61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77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6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8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07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STAR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10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Ubiquitin-conjugating enzym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13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Domain of unknown function DUF199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20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2,1</text:p>
          </table:table-cell>
          <table:table-cell table:style-name="Tabla1.D2" office:value-type="string">
            <text:p text:style-name="P2"><text:s/>ATPase, F1 complex, delta/epsilon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290</text:p>
          </table:table-cell>
          <table:table-cell table:style-name="Tabla1.A2" office:value-type="string">
            <text:p text:style-name="P6">9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3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365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Histone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0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Zinc finger, HI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3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35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Leucine-rich repeat, ribonuclease inhibitor sub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6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4-hydroxy-3-methylbut-2-en-1-yl diphosphate synthase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349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Pyridoxal phosphate-dependent transferase, major region, subdomain 2 n/a <text:s/>Pyrid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07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3,3</text:p>
          </table:table-cell>
          <table:table-cell table:style-name="Tabla1.D2" office:value-type="string">
            <text:p text:style-name="P2"><text:s/>Saccharopine dehydrogenase / Homospermidin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1g0009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ATPase, F1 complex, gamma subunit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14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Aldehyde dehydrogen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16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22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seudouridine synthase TruD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260</text:p>
          </table:table-cell>
          <table:table-cell table:style-name="Tabla1.A2" office:value-type="string">
            <text:p text:style-name="P6">17,3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270</text:p>
          </table:table-cell>
          <table:table-cell table:style-name="Tabla1.A2" office:value-type="string">
            <text:p text:style-name="P6">14,7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310</text:p>
          </table:table-cell>
          <table:table-cell table:style-name="Tabla1.A2" office:value-type="string">
            <text:p text:style-name="P6">15,6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SNF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41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4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Histone deacetylase complex subunit SAP30, Sin3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45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Ubiquitin interact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47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ATPase, V1/A1 complex, subunit 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55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GPI inositol-deacylase PGAP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57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Formiminotransferas, N- and C-terminal subdomain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65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Haem peroxidase, plant/fungal/bacteri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69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3,5</text:p>
          </table:table-cell>
          <table:table-cell table:style-name="Tabla1.D2" office:value-type="string">
            <text:p text:style-name="P2"><text:s/>ABC-2 typ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8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910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Short-chain dehydrogenase/reductase SD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95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Clathrin, heavy chain/VPS, 7-fold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09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Alpha/beta hydrolase fold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03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Folylpolyglutamate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07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23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Ferric reductase transmembrane componen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37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38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400</text:p>
          </table:table-cell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NAD-dependent deacetylase sirtuin-2, sirtuin family, class 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4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26S proteasome, regulatory subunit Rpn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45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23,9</text:p>
          </table:table-cell>
          <table:table-cell table:style-name="Tabla1.D2" office:value-type="string">
            <text:p text:style-name="P2"><text:s/>Signal transduction histidine kinase-related protein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540</text:p>
          </table:table-cell>
          <table:table-cell table:style-name="Tabla1.A2" office:value-type="string">
            <text:p text:style-name="P6">7,4</text:p>
          </table:table-cell>
          <table:table-cell table:style-name="Tabla1.A2" office:value-type="string">
            <text:p text:style-name="P6">4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57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71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79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26S proteasome subunit P4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81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Zinc finger, RanBP2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88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1g019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5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92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94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950</text:p>
          </table:table-cell>
          <table:table-cell table:style-name="Tabla1.A2" office:value-type="string">
            <text:p text:style-name="P6">11,6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030</text:p>
          </table:table-cell>
          <table:table-cell table:style-name="Tabla1.A2" office:value-type="string">
            <text:p text:style-name="P6">12,6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0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Neurolysin/Thimet oligopeptid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05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12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Malonyl-CoA ACP transacylase, ACP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320</text:p>
          </table:table-cell>
          <table:table-cell table:style-name="Tabla1.A2" office:value-type="string">
            <text:p text:style-name="P6">12,3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440</text:p>
          </table:table-cell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Surfeit locus 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46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48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5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57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73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79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NADH:ubiquinone oxidoreductase intermediate-associated protein 3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83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Beta-lactam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97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Cysteine desulfurase, Nif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05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MOZ/SAS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07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17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HSP20-like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24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3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SE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040</text:p>
          </table:table-cell>
          <table:table-cell table:style-name="Tabla1.A2" office:value-type="string">
            <text:p text:style-name="P6">12,8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GY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08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Peptidase C12, ubiquitin carboxyl-terminal hydrolas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10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Small GTPase superfamily, Rho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14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Glucose-6-phosphate 1-epi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21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24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40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4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6,4</text:p>
          </table:table-cell>
          <table:table-cell table:style-name="Tabla1.D2" office:value-type="string">
            <text:p text:style-name="P2"><text:s/>CRC domain n/a <text:s/>CR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42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Blue type 1 coppe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43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Peptidyl-prolyl cis-trans isomerase, FKBP-typ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2g006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Transcription initiation factor TFIID subunit 1, domain of unknown func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645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6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79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82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88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7,9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910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9,8</text:p>
          </table:table-cell>
          <table:table-cell table:style-name="Tabla1.D2" office:value-type="string">
            <text:p text:style-name="P2"><text:s/>NIF system FeS cluster assembly, NifU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03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Endoplasmic reticulum vesicle transporter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0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08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Zinc finger, RING-C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25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,4</text:p>
          </table:table-cell>
          <table:table-cell table:style-name="Tabla1.D2" office:value-type="string">
            <text:p text:style-name="P2"><text:s/>Glycosyl hydrolase, family 13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29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Ribosomal protein L28/L40, mitochondri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31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49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70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tRNA guanine-N1--methyltransferase, eukaryot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7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Transcription elongation factor S-II, centra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79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Carbohydrate binding module family 2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90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4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92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Biotin synthase/Biotin biosynthesis bifunctional protein BioA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97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M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98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DNA ligase, ATP-dependen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065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Protein of unknown function DUF250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09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Ubiquinone biosynthesis hydroxylase, UbiH/UbiF/VisC/COQ6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13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6,5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14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16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Zinc finger, DHHC-type, palmito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34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Glycosyltransferase, DXD sugar-bind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36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Moybdenum cofactor oxidoreductase, dimerisatio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47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Riboflavin synthase-like beta-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50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Serine/threonine- / dual specificity protein kinase, catalytic <text:s/>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54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Endonuclease/exonuclease/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57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2g0270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Cyclophilin-like peptidyl-prolyl cis-trans isom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730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SEC7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78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790</text:p>
          </table:table-cell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Transcription factor D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84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BRO1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960</text:p>
          </table:table-cell>
          <table:table-cell table:style-name="Tabla1.A2" office:value-type="string">
            <text:p text:style-name="P6">17,1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Histidine kinase-like ATPase, AT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29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306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317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Metal-dependent protein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31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320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03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04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AMP-dependent synthetase/lig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10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13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1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2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1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Heat shock chaperonin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23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23,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27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31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1,3</text:p>
          </table:table-cell>
          <table:table-cell table:style-name="Tabla1.D2" office:value-type="string">
            <text:p text:style-name="P2"><text:s/>Ribosomal protein L31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3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Immunoglobul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39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DNA mismatch repair protein, MSH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44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Pleckstrin homology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480</text:p>
          </table:table-cell>
          <table:table-cell table:style-name="Tabla1.A2" office:value-type="string">
            <text:p text:style-name="P6">19,1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rotein prenyltransferase, alpha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52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Glutamine amid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81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825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Imidazoleglycerol-phosphate dehydr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89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Fibronectin-binding A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05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DNA recombination/repair protein RecA, monomer-monomer interfac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140</text:p>
          </table:table-cell>
          <table:table-cell table:style-name="Tabla1.A2" office:value-type="string">
            <text:p text:style-name="P6">15,8</text:p>
          </table:table-cell>
          <table:table-cell table:style-name="Tabla1.A2" office:value-type="string">
            <text:p text:style-name="P6">8,4</text:p>
          </table:table-cell>
          <table:table-cell table:style-name="Tabla1.D2" office:value-type="string">
            <text:p text:style-name="P2"><text:s/>RNA polymerase I specific transcription initiation factor RRN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16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Mitochondrial Rho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19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20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3g0124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29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33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Carbohydrate kinase, FGGY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460</text:p>
          </table:table-cell>
          <table:table-cell table:style-name="Tabla1.A2" office:value-type="string">
            <text:p text:style-name="P6">12,5</text:p>
          </table:table-cell>
          <table:table-cell table:style-name="Tabla1.A2" office:value-type="string">
            <text:p text:style-name="P6">7,7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49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67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NAD-dependent epimerase/dehydr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68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82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6,1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04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05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06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165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SWR1-complex protein 5/Craniofacial development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17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Prenylated rab acceptor PRA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1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21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RNA recognition motif, spliceosomal PrP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44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20,6</text:p>
          </table:table-cell>
          <table:table-cell table:style-name="Tabla1.D2" office:value-type="string">
            <text:p text:style-name="P2"><text:s/>Glycosyl transferase, family 3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50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55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6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720</text:p>
          </table:table-cell>
          <table:table-cell table:style-name="Tabla1.A2" office:value-type="string">
            <text:p text:style-name="P6">0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FERM/acyl-CoA-binding protein, 3-helical bundl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75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Haemerythrin/HHE cation-binding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790</text:p>
          </table:table-cell>
          <table:table-cell table:style-name="Tabla1.A2" office:value-type="string">
            <text:p text:style-name="P6">14,2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840</text:p>
          </table:table-cell>
          <table:table-cell table:style-name="Tabla1.A2" office:value-type="string">
            <text:p text:style-name="P6">15,5</text:p>
          </table:table-cell>
          <table:table-cell table:style-name="Tabla1.A2" office:value-type="string">
            <text:p text:style-name="P6">9,3</text:p>
          </table:table-cell>
          <table:table-cell table:style-name="Tabla1.D2" office:value-type="string">
            <text:p text:style-name="P2"><text:s/>Tetratricopeptide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865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FAD dependent oxido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9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055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rotein of unknown function DUF182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080</text:p>
          </table:table-cell>
          <table:table-cell table:style-name="Tabla1.A2" office:value-type="string">
            <text:p text:style-name="P6">19,3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Tetrapyrrole biosynthesis, glutamyl-tRNA reduct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12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9,5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28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Mini-chromosome maintenance, DNA-dependent A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320</text:p>
          </table:table-cell>
          <table:table-cell table:style-name="Tabla1.A2" office:value-type="string">
            <text:p text:style-name="P6">23,6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34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Sedl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36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5,4</text:p>
          </table:table-cell>
          <table:table-cell table:style-name="Tabla1.D2" office:value-type="string">
            <text:p text:style-name="P2"><text:s/>CO dehydrogenase flavoprotein-like, FAD-binding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37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Tim44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460</text:p>
          </table:table-cell>
          <table:table-cell table:style-name="Tabla1.A2" office:value-type="string">
            <text:p text:style-name="P6">5,1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4g0067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68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69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70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20,9</text:p>
          </table:table-cell>
          <table:table-cell table:style-name="Tabla1.D2" office:value-type="string">
            <text:p text:style-name="P2"><text:s/>DNA polymerase alpha, subunit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74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TLD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75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Ubiquitin carboxyl-terminal hydrolases family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83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Clathrin/coatomer adaptor, adaptin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8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Zinc finger, CCH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4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Pectin lyas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6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0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075</text:p>
          </table:table-cell>
          <table:table-cell table:style-name="Tabla1.A2" office:value-type="string">
            <text:p text:style-name="P6">6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080</text:p>
          </table:table-cell>
          <table:table-cell table:style-name="Tabla1.A2" office:value-type="string">
            <text:p text:style-name="P6">14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1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14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Chalcon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16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Rieske [2Fe-2S] iron-sulphu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17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20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Aminoacyl-tRNA synthetase, class II D/K/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22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24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OPII coat assembly protein, Sec1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26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27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48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Serine acetyltransferas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5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62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von Willebrand factor, typ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740</text:p>
          </table:table-cell>
          <table:table-cell table:style-name="Tabla1.A2" office:value-type="string">
            <text:p text:style-name="P6">20,7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Filamin/ABP280 repeat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78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Nucleoside diphosphate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8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Aminoacyl-tRNA synthetase, class II D/K/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85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890</text:p>
          </table:table-cell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10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7,7</text:p>
          </table:table-cell>
          <table:table-cell table:style-name="Tabla1.D2" office:value-type="string">
            <text:p text:style-name="P2"><text:s/>Translation release factor <text:s/>pelot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14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Protein of unknown function DUF235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24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29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41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4g0242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61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Kringl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6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70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7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73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Interphotoreceptor retinol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81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Bacterial surface protein 26-residu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83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85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MORN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87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30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2,9</text:p>
          </table:table-cell>
          <table:table-cell table:style-name="Tabla1.D2" office:value-type="string">
            <text:p text:style-name="P2"><text:s/>DNA polymerase alpha/epsilon, subunit 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308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Nitrite/sulphite reductase iron-sulphur/sirohea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03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040</text:p>
          </table:table-cell>
          <table:table-cell table:style-name="Tabla1.A2" office:value-type="string">
            <text:p text:style-name="P6">9,3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070</text:p>
          </table:table-cell>
          <table:table-cell table:style-name="Tabla1.A2" office:value-type="string">
            <text:p text:style-name="P6">20,1</text:p>
          </table:table-cell>
          <table:table-cell table:style-name="Tabla1.A2" office:value-type="string">
            <text:p text:style-name="P6">4,4</text:p>
          </table:table-cell>
          <table:table-cell table:style-name="Tabla1.D2" office:value-type="string">
            <text:p text:style-name="P2"><text:s/>Dihydroorotate dehydrogenase, class 1/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48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49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HSP40/DnaJ peptid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61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hotosystem II Psb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620</text:p>
          </table:table-cell>
          <table:table-cell table:style-name="Tabla1.A2" office:value-type="string">
            <text:p text:style-name="P6">21,2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eptidoglycan-binding lys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65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Zinc finger, CCH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66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1,1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75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10,4</text:p>
          </table:table-cell>
          <table:table-cell table:style-name="Tabla1.D2" office:value-type="string">
            <text:p text:style-name="P2"><text:s/>Tryptophan RNA-binding attenuator protein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79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Haem oxygenase-like, multi-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9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23,9</text:p>
          </table:table-cell>
          <table:table-cell table:style-name="Tabla1.D2" office:value-type="string">
            <text:p text:style-name="P2"><text:s/>Cohesin loading fac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93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Nucleotide-binding, alpha-beta pla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95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ABC transporter type 1, transmembran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99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5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05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Tetrapyrrole biosynthesis, uroporphyrinogen III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08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ALIX V-shap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090</text:p>
          </table:table-cell>
          <table:table-cell table:style-name="Tabla1.A2" office:value-type="string">
            <text:p text:style-name="P6">18,4</text:p>
          </table:table-cell>
          <table:table-cell table:style-name="Tabla1.A2" office:value-type="string">
            <text:p text:style-name="P6">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14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21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AT hook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23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9,1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42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4</text:p>
          </table:table-cell>
          <table:table-cell table:style-name="Tabla1.D2" office:value-type="string">
            <text:p text:style-name="P2"><text:s/>Armadillo repeat-containing protein 3 and Serine/threonine-<text:soft-page-break/>protein kinase CTR1 repeat-containing protein 3 and Serine/threonine-protein kinase CTR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480</text:p>
          </table:table-cell>
          <table:table-cell table:style-name="Tabla1.A2" office:value-type="string">
            <text:p text:style-name="P6">10,9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Rudiment single hybrid moti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530</text:p>
          </table:table-cell>
          <table:table-cell table:style-name="Tabla1.A2" office:value-type="string">
            <text:p text:style-name="P6">4,3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55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Pheophorbide a 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57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6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BolA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69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70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Cysteine peptidase, cysteine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75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Eukaryotic rRNA process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85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Carotene isom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90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Helix-hairpin-helix DNA-binding motif, class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9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3,9</text:p>
          </table:table-cell>
          <table:table-cell table:style-name="Tabla1.D2" office:value-type="string">
            <text:p text:style-name="P2"><text:s/>Photosystem II Pbs2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950</text:p>
          </table:table-cell>
          <table:table-cell table:style-name="Tabla1.A2" office:value-type="string">
            <text:p text:style-name="P6">17,8</text:p>
          </table:table-cell>
          <table:table-cell table:style-name="Tabla1.A2" office:value-type="string">
            <text:p text:style-name="P6">19,8</text:p>
          </table:table-cell>
          <table:table-cell table:style-name="Tabla1.D2" office:value-type="string">
            <text:p text:style-name="P2"><text:s/>PUA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100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FACT complex subunit Spt16p/Cdc68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13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17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Uncharacterised protein family Cys-r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2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ranscription factor IIS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325</text:p>
          </table:table-cell>
          <table:table-cell table:style-name="Tabla1.A2" office:value-type="string">
            <text:p text:style-name="P6">2,2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CRAL-TRIO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3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9,6</text:p>
          </table:table-cell>
          <table:table-cell table:style-name="Tabla1.D2" office:value-type="string">
            <text:p text:style-name="P2"><text:s/>Ribonuclease H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41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Histidine kinase-like ATPase, ATP-binding domain n/a <text:s/>Histidine kinase-like ATP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4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Glycoside hydrol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4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84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2Fe-2S ferredoxin-type domain n/a <text:s/>2Fe-2S ferredoxin-typ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86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/>Zinc finger, LIM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90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Protein of unknown function DUF974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9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4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07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Polyketide cyclase SnoaL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100</text:p>
          </table:table-cell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6">17,1</text:p>
          </table:table-cell>
          <table:table-cell table:style-name="Tabla1.D2" office:value-type="string">
            <text:p text:style-name="P2"><text:s/>MYB-CC type transcription factor, LHEQL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2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BRC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270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Zinc finger, CW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29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Phosphoenolpyruvate carbox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35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Fumarate ly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6g004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22,1</text:p>
          </table:table-cell>
          <table:table-cell table:style-name="Tabla1.D2" office:value-type="string">
            <text:p text:style-name="P2"><text:s/>Cysteine synthase K/M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550</text:p>
          </table:table-cell>
          <table:table-cell table:style-name="Tabla1.A2" office:value-type="string">
            <text:p text:style-name="P6">15,9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Methyltransferase type 1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590</text:p>
          </table:table-cell>
          <table:table-cell table:style-name="Tabla1.A2" office:value-type="string">
            <text:p text:style-name="P6">17,9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Mitochondrial substrate/solute carrier n/a <text:s/>Mitochondrial substrate/solute car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66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4,9</text:p>
          </table:table-cell>
          <table:table-cell table:style-name="Tabla1.D2" office:value-type="string">
            <text:p text:style-name="P2"><text:s/>Vps52/Sac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67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4,1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76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810</text:p>
          </table:table-cell>
          <table:table-cell table:style-name="Tabla1.A2" office:value-type="string">
            <text:p text:style-name="P6">2,9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Pyrroline-5-carboxylate 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85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WD40/YVTN repeat-like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870</text:p>
          </table:table-cell>
          <table:table-cell table:style-name="Tabla1.A2" office:value-type="string">
            <text:p text:style-name="P6">6,9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lastid lipid-associated protein/fibrillin conserved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93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' Pyridoxamine 5''-phosphate oxidase, probable FMN-dependent, Alr4036 family'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98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FAS1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00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Zinc finger, ZZ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01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16,2</text:p>
          </table:table-cell>
          <table:table-cell table:style-name="Tabla1.D2" office:value-type="string">
            <text:p text:style-name="P2"><text:s/>GLE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15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18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25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ER membrane protein complex subunit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27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nkyrin repeat-contain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30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1,3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34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DnaJ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4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0,3</text:p>
          </table:table-cell>
          <table:table-cell table:style-name="Tabla1.D2" office:value-type="string">
            <text:p text:style-name="P2"><text:s/>DE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50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RNA helicase, ATP-dependent, HrpB typ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530</text:p>
          </table:table-cell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59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HAD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640</text:p>
          </table:table-cell>
          <table:table-cell table:style-name="Tabla1.A2" office:value-type="string">
            <text:p text:style-name="P6">9,6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69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2,7</text:p>
          </table:table-cell>
          <table:table-cell table:style-name="Tabla1.D2" office:value-type="string">
            <text:p text:style-name="P2"><text:s/>ENTH/VH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720</text:p>
          </table:table-cell>
          <table:table-cell table:style-name="Tabla1.A2" office:value-type="string">
            <text:p text:style-name="P6">4,5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83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Nucleosome assembly protein NA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8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Replication protein A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91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22,3</text:p>
          </table:table-cell>
          <table:table-cell table:style-name="Tabla1.D2" office:value-type="string">
            <text:p text:style-name="P2"><text:s/>Fibronectin, type I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025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105</text:p>
          </table:table-cell>
          <table:table-cell table:style-name="Tabla1.A2" office:value-type="string">
            <text:p text:style-name="P6">18,2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Carbohydrate binding module family 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245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30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Protein of unknown function DUF78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6g0239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415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Pyruvate phosphate dikinase, PEP/pyruvate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49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500</text:p>
          </table:table-cell>
          <table:table-cell table:style-name="Tabla1.A2" office:value-type="string">
            <text:p text:style-name="P6">21,3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53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-type ATPase, phosphorylation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535</text:p>
          </table:table-cell>
          <table:table-cell table:style-name="Tabla1.A2" office:value-type="string">
            <text:p text:style-name="P6">6,1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DNA photolyase, class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56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Nucleotide sugar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62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Signal transduction response regulator, receiv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675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19,2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72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DNA primase, small subunit, eukaryotic/archae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030</text:p>
          </table:table-cell>
          <table:table-cell table:style-name="Tabla1.A2" office:value-type="string">
            <text:p text:style-name="P6">7,6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060</text:p>
          </table:table-cell>
          <table:table-cell table:style-name="Tabla1.A2" office:value-type="string">
            <text:p text:style-name="P6">13,3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067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10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WD40 repeat n/a 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14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6,3</text:p>
          </table:table-cell>
          <table:table-cell table:style-name="Tabla1.D2" office:value-type="string">
            <text:p text:style-name="P2"><text:s/>Fibronectin-binding A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16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0,6</text:p>
          </table:table-cell>
          <table:table-cell table:style-name="Tabla1.D2" office:value-type="string">
            <text:p text:style-name="P2"><text:s/>Chlorophyll a/b binding protein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25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NUDIX hydrolase dom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27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28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Cytochrome P450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33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Peptidase M1, alanyl aminopept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40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420</text:p>
          </table:table-cell>
          <table:table-cell table:style-name="Tabla1.A2" office:value-type="string">
            <text:p text:style-name="P6">2,7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Clathrin alpha-adaptin/coatomer adaptor, appendage, C-terminal subdomain n/a <text:s/>Cdaptin/coatomer adaptor, appendage, C-terminal sub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51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RmlC-like jelly roll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55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57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Arf GTPase activat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58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64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ARID/BRIGHT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70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Isocitrate dehydrogenase NADP-dependen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76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Lipase, class 3 n/a <text:s/>Lipase, class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77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78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Succinate dehydrogenase/fumarate reductase, flavoprotein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7g0089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7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90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Histidine phosphatase superfamily, clade-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035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Histidine phosphatase superfamily, clade-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100</text:p>
          </table:table-cell>
          <table:table-cell table:style-name="Tabla1.A2" office:value-type="string">
            <text:p text:style-name="P6">18,3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Plus-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13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roporphyrin-III C-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160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200</text:p>
          </table:table-cell>
          <table:table-cell table:style-name="Tabla1.A2" office:value-type="string">
            <text:p text:style-name="P6">11,5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hioredox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240</text:p>
          </table:table-cell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26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Cytochrome c-type biogenesis protein Ccs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320</text:p>
          </table:table-cell>
          <table:table-cell table:style-name="Tabla1.A2" office:value-type="string">
            <text:p text:style-name="P6">12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36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Penta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0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1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2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4,8</text:p>
          </table:table-cell>
          <table:table-cell table:style-name="Tabla1.D2" office:value-type="string">
            <text:p text:style-name="P2"><text:s/>Lycopene cyclase-typ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30</text:p>
          </table:table-cell>
          <table:table-cell table:style-name="Tabla1.A2" office:value-type="string">
            <text:p text:style-name="P6">6,6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70</text:p>
          </table:table-cell>
          <table:table-cell table:style-name="Tabla1.A2" office:value-type="string">
            <text:p text:style-name="P6">3,4</text:p>
          </table:table-cell>
          <table:table-cell table:style-name="Tabla1.A2" office:value-type="string">
            <text:p text:style-name="P6">19</text:p>
          </table:table-cell>
          <table:table-cell table:style-name="Tabla1.D2" office:value-type="string">
            <text:p text:style-name="P2"><text:s/>Quinoprotein amine dehydrogenase, beta cha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48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1</text:p>
          </table:table-cell>
          <table:table-cell table:style-name="Tabla1.D2" office:value-type="string">
            <text:p text:style-name="P2"><text:s/>Winged helix-turn-helix DNA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6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5,9</text:p>
          </table:table-cell>
          <table:table-cell table:style-name="Tabla1.D2" office:value-type="string">
            <text:p text:style-name="P2"><text:s/>Sister chromatid cohesion protein D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71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72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11,4</text:p>
          </table:table-cell>
          <table:table-cell table:style-name="Tabla1.D2" office:value-type="string">
            <text:p text:style-name="P2"><text:s/>DNA-directed RNA pol I, largest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75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Calcium/calmodulin-dependent/calcium-dependent protein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76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Nuclear cap-binding protein subunit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81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82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Helix-turn-helix, base-excision DNA repair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89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denosylcobalamin biosynthesis, ATP:cobIalamin adenosyltransferase-like n/a <text:s/>Ad biosynthesis, ATP:cobIalamin adenosyltransfer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940</text:p>
          </table:table-cell>
          <table:table-cell table:style-name="Tabla1.A2" office:value-type="string">
            <text:p text:style-name="P6">19,5</text:p>
          </table:table-cell>
          <table:table-cell table:style-name="Tabla1.A2" office:value-type="string">
            <text:p text:style-name="P6">1,9</text:p>
          </table:table-cell>
          <table:table-cell table:style-name="Tabla1.D2" office:value-type="string">
            <text:p text:style-name="P2"><text:s/>Histidine-tRNA ligase/ATP phosphoribosyltransferase regulatory subunit n/a <text:s/>Hisase/ATP phosphoribosyltransferase regulatory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99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8,6</text:p>
          </table:table-cell>
          <table:table-cell table:style-name="Tabla1.D2" office:value-type="string">
            <text:p text:style-name="P2"><text:s/>D-isomer specific 2-hydroxyacid dehydrogenase, NAD-binding n/a <text:s/>D-isomer specifd dehydrogenase, N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000</text:p>
          </table:table-cell>
          <table:table-cell table:style-name="Tabla1.A2" office:value-type="string">
            <text:p text:style-name="P6">17,6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007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7</text:p>
          </table:table-cell>
          <table:table-cell table:style-name="Tabla1.D2" office:value-type="string">
            <text:p text:style-name="P2"><text:s/>Domain of unknown function DUF174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07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/>GroES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160</text:p>
          </table:table-cell>
          <table:table-cell table:style-name="Tabla1.A2" office:value-type="string">
            <text:p text:style-name="P6">14,9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7g02240</text:p>
          </table:table-cell>
          <table:table-cell table:style-name="Tabla1.A2" office:value-type="string">
            <text:p text:style-name="P6">3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Ribosomal protein S30Ae/sigma 54 modu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110</text:p>
          </table:table-cell>
          <table:table-cell table:style-name="Tabla1.A2" office:value-type="string">
            <text:p text:style-name="P6">3,9</text:p>
          </table:table-cell>
          <table:table-cell table:style-name="Tabla1.A2" office:value-type="string">
            <text:p text:style-name="P6">7,1</text:p>
          </table:table-cell>
          <table:table-cell table:style-name="Tabla1.D2" office:value-type="string">
            <text:p text:style-name="P2"><text:s/>Vps53-like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15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Protein of unknown function DUF329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20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260</text:p>
          </table:table-cell>
          <table:table-cell table:style-name="Tabla1.A2" office:value-type="string">
            <text:p text:style-name="P6">21,9</text:p>
          </table:table-cell>
          <table:table-cell table:style-name="Tabla1.A2" office:value-type="string">
            <text:p text:style-name="P6">7,3</text:p>
          </table:table-cell>
          <table:table-cell table:style-name="Tabla1.D2" office:value-type="string">
            <text:p text:style-name="P2"><text:s/>Pseudouridine synthase/archaeosine transglycosylase n/a <text:s/>Pseudouridine synthaseansglycos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310</text:p>
          </table:table-cell>
          <table:table-cell table:style-name="Tabla1.A2" office:value-type="string">
            <text:p text:style-name="P6">22,5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C2 calcium-dependent membrane targeting n/a <text:s/>C2 calcium-dependent membrane tar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320</text:p>
          </table:table-cell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6">1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370</text:p>
          </table:table-cell>
          <table:table-cell table:style-name="Tabla1.A2" office:value-type="string">
            <text:p text:style-name="P6">23,3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Transcription factor CBF/NF-Y/archaeal histone n/a <text:s/>Transcription factor CBF/NFt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505</text:p>
          </table:table-cell>
          <table:table-cell table:style-name="Tabla1.A2" office:value-type="string">
            <text:p text:style-name="P6">13,4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SET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630</text:p>
          </table:table-cell>
          <table:table-cell table:style-name="Tabla1.A2" office:value-type="string">
            <text:p text:style-name="P6">3,3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88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920</text:p>
          </table:table-cell>
          <table:table-cell table:style-name="Tabla1.A2" office:value-type="string">
            <text:p text:style-name="P6">17,4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Lysine-tRNA ligase, 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930</text:p>
          </table:table-cell>
          <table:table-cell table:style-name="Tabla1.A2" office:value-type="string">
            <text:p text:style-name="P6">2,6</text:p>
          </table:table-cell>
          <table:table-cell table:style-name="Tabla1.A2" office:value-type="string">
            <text:p text:style-name="P6">2</text:p>
          </table:table-cell>
          <table:table-cell table:style-name="Tabla1.D2" office:value-type="string">
            <text:p text:style-name="P2"><text:s/>Ribosomal protein L3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9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3,8</text:p>
          </table:table-cell>
          <table:table-cell table:style-name="Tabla1.D2" office:value-type="string">
            <text:p text:style-name="P2"><text:s/>Malate/L-lactate dehydro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95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2,2</text:p>
          </table:table-cell>
          <table:table-cell table:style-name="Tabla1.D2" office:value-type="string">
            <text:p text:style-name="P2"><text:s/>Sugar fermentation stimulation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01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08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Nucleoporin, Nup133/Nup155-lik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09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4,5</text:p>
          </table:table-cell>
          <table:table-cell table:style-name="Tabla1.D2" office:value-type="string">
            <text:p text:style-name="P2"><text:s/>Thioredoxin-like fold n/a 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340</text:p>
          </table:table-cell>
          <table:table-cell table:style-name="Tabla1.A2" office:value-type="string">
            <text:p text:style-name="P6">3,1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Mur lig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35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7,8</text:p>
          </table:table-cell>
          <table:table-cell table:style-name="Tabla1.D2" office:value-type="string">
            <text:p text:style-name="P2"><text:s/>Metalloenzyme, LuxS/M16 peptid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39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440</text:p>
          </table:table-cell>
          <table:table-cell table:style-name="Tabla1.A2" office:value-type="string">
            <text:p text:style-name="P6">12,4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Platelet-activating factor acetylhydrolase n/a <text:s/>Platelet-activating factor ace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47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21,5</text:p>
          </table:table-cell>
          <table:table-cell table:style-name="Tabla1.D2" office:value-type="string">
            <text:p text:style-name="P2"><text:s/>Serine hydroxymethyltransferase, pyridoxal phosphate binding site n/a <text:s/>Serine hnsferase, pyridoxal phosphate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520</text:p>
          </table:table-cell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600</text:p>
          </table:table-cell>
          <table:table-cell table:style-name="Tabla1.A2" office:value-type="string">
            <text:p text:style-name="P6">22,7</text:p>
          </table:table-cell>
          <table:table-cell table:style-name="Tabla1.A2" office:value-type="string">
            <text:p text:style-name="P6">21,1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71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Streptomyces cyclase/dehyd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860</text:p>
          </table:table-cell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6">18,8</text:p>
          </table:table-cell>
          <table:table-cell table:style-name="Tabla1.D2" office:value-type="string">
            <text:p text:style-name="P2"><text:s/>Peptide chain release factor class I/class I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90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8,2</text:p>
          </table:table-cell>
          <table:table-cell table:style-name="Tabla1.D2" office:value-type="string">
            <text:p text:style-name="P2"><text:s/>Nucleolar protein 12 n/a <text:s/>Nucleolar protein 1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98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Ribosomal RNA small subunit methyltransferase 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3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440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16,5</text:p>
          </table:table-cell>
          <table:table-cell table:style-name="Tabla1.D2" office:value-type="string">
            <text:p text:style-name="P2"><text:s/>RNAPII transcription regulator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9g0047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/>Snf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48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20,4</text:p>
          </table:table-cell>
          <table:table-cell table:style-name="Tabla1.D2" office:value-type="string">
            <text:p text:style-name="P2"><text:s text:c="2"/>n/a <text:s/>unnamed product n/a <text:s/>hypothetical protein 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50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22,2</text:p>
          </table:table-cell>
          <table:table-cell table:style-name="Tabla1.D2" office:value-type="string">
            <text:p text:style-name="P2"><text:s/>Synaptobrev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52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Isopentenyl-diphosphate delta-isomerase, type 1 n/a <text:s/>Isopentenyl-diphosphate de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9g00640</text:p>
          </table:table-cell>
          <table:table-cell table:style-name="Tabla1.A2" office:value-type="string">
            <text:p text:style-name="P6">16,5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02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etratricopeptide-like helic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055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D-tyrosyl-tRNATyr deacylase n/a <text:s/>D-tyrosyl-tRNATyr deacy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06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17,2</text:p>
          </table:table-cell>
          <table:table-cell table:style-name="Tabla1.D2" office:value-type="string">
            <text:p text:style-name="P2"><text:s/>Protein kinase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370</text:p>
          </table:table-cell>
          <table:table-cell table:style-name="Tabla1.A2" office:value-type="string">
            <text:p text:style-name="P6">0,5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41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42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Target SNARE coiled-coil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44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4,7</text:p>
          </table:table-cell>
          <table:table-cell table:style-name="Tabla1.D2" office:value-type="string">
            <text:p text:style-name="P2"><text:s/>NADH:ubiquinone oxidoreductase, 51kDa subunit, conserved site n/a <text:s/>NADH:ubiquinase, 51kDa subunit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490</text:p>
          </table:table-cell>
          <table:table-cell table:style-name="Tabla1.A2" office:value-type="string">
            <text:p text:style-name="P6">14,6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55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roline-tRNA ligase, class I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6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Succinate dehydrogenase/fumarate reductase iron-sulphu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660</text:p>
          </table:table-cell>
          <table:table-cell table:style-name="Tabla1.A2" office:value-type="string">
            <text:p text:style-name="P6">23,8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670</text:p>
          </table:table-cell>
          <table:table-cell table:style-name="Tabla1.A2" office:value-type="string">
            <text:p text:style-name="P6">16,3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Peptidoglycan-binding Lysin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695</text:p>
          </table:table-cell>
          <table:table-cell table:style-name="Tabla1.A2" office:value-type="string">
            <text:p text:style-name="P6">7,7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Pre-mRNA-processing protein PRP4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73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790</text:p>
          </table:table-cell>
          <table:table-cell table:style-name="Tabla1.A2" office:value-type="string">
            <text:p text:style-name="P6">4,7</text:p>
          </table:table-cell>
          <table:table-cell table:style-name="Tabla1.A2" office:value-type="string">
            <text:p text:style-name="P6">1,5</text:p>
          </table:table-cell>
          <table:table-cell table:style-name="Tabla1.D2" office:value-type="string">
            <text:p text:style-name="P2"><text:s/>NADP-binding domain n/a 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82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Ribosomal protein S5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83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G-protein beta WD-40 repeat n/a <text:s/>G-protein beta WD-40 repeat n/a <text:s/>G-protein betn/a 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850</text:p>
          </table:table-cell>
          <table:table-cell table:style-name="Tabla1.A2" office:value-type="string">
            <text:p text:style-name="P6">3,2</text:p>
          </table:table-cell>
          <table:table-cell table:style-name="Tabla1.A2" office:value-type="string">
            <text:p text:style-name="P6">11,5</text:p>
          </table:table-cell>
          <table:table-cell table:style-name="Tabla1.D2" office:value-type="string">
            <text:p text:style-name="P2"><text:s/>Photosystem I PsaH, reaction centre subunit V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88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Major facilitator superfamily domain, general substrate transport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890</text:p>
          </table:table-cell>
          <table:table-cell table:style-name="Tabla1.A2" office:value-type="string">
            <text:p text:style-name="P6">21,6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NUDIX hydrolase, conserved site n/a <text:s/>NUDIX 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20g00950</text:p>
          </table:table-cell>
          <table:table-cell table:style-name="Tabla1.A2" office:value-type="string">
            <text:p text:style-name="P6">0,9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Replication factor-A protein 1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16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Cytochrome b5-like heme/steroid 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66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Tetrahydrofolate dehydrogenase/cyclohydrolase, conserved site n/a <text:s/>Tetrahydrofoase/cyclohydrol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1g0081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Mog1/PsbP, alpha/beta/alpha 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095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egulator of nonsense-mediated decay, UPF3 n/a <text:s/>Regulator of nonsense-medi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14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G-protein beta WD-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160</text:p>
          </table:table-cell>
          <table:table-cell table:style-name="Tabla1.A2" office:value-type="string">
            <text:p text:style-name="P6">16,4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Serine/threonine-protein kinase, active site n/a <text:s/>Serine/threonine-protein kin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1700</text:p>
          </table:table-cell>
          <table:table-cell table:style-name="Tabla1.A2" office:value-type="string">
            <text:p text:style-name="P6">18,5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Cation-transporting P-type ATPase, subfamily I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210</text:p>
          </table:table-cell>
          <table:table-cell table:style-name="Tabla1.A2" office:value-type="string">
            <text:p text:style-name="P6">20,5</text:p>
          </table:table-cell>
          <table:table-cell table:style-name="Tabla1.A2" office:value-type="string">
            <text:p text:style-name="P6">8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270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7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660</text:p>
          </table:table-cell>
          <table:table-cell table:style-name="Tabla1.A2" office:value-type="string">
            <text:p text:style-name="P6">20,8</text:p>
          </table:table-cell>
          <table:table-cell table:style-name="Tabla1.A2" office:value-type="string">
            <text:p text:style-name="P6">8,8</text:p>
          </table:table-cell>
          <table:table-cell table:style-name="Tabla1.D2" office:value-type="string">
            <text:p text:style-name="P2"><text:s/>Actin-binding, cofilin/tropomyosin 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282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9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14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9,9</text:p>
          </table:table-cell>
          <table:table-cell table:style-name="Tabla1.D2" office:value-type="string">
            <text:p text:style-name="P2"><text:s/>Ribosomal biogenesis regulatory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260</text:p>
          </table:table-cell>
          <table:table-cell table:style-name="Tabla1.A2" office:value-type="string">
            <text:p text:style-name="P6">23,9</text:p>
          </table:table-cell>
          <table:table-cell table:style-name="Tabla1.A2" office:value-type="string">
            <text:p text:style-name="P6">20,8</text:p>
          </table:table-cell>
          <table:table-cell table:style-name="Tabla1.D2" office:value-type="string">
            <text:p text:style-name="P2"><text:s/>[NiFe]-hydrogenase/urease maturation factor, Ni2-binding GTP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3770</text:p>
          </table:table-cell>
          <table:table-cell table:style-name="Tabla1.A2" office:value-type="string">
            <text:p text:style-name="P6">8,9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Urease alpha-subunit, N-terminal n/a <text:s/>Urease alpha-subunit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4850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MIF4-like, type 1/2/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45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8,3</text:p>
          </table:table-cell>
          <table:table-cell table:style-name="Tabla1.D2" office:value-type="string">
            <text:p text:style-name="P2"><text:s/>Triose-phosphate transport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5610</text:p>
          </table:table-cell>
          <table:table-cell table:style-name="Tabla1.A2" office:value-type="string">
            <text:p text:style-name="P6">13,7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NADP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1g06120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13,5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555</text:p>
          </table:table-cell>
          <table:table-cell table:style-name="Tabla1.A2" office:value-type="string">
            <text:p text:style-name="P6">9,5</text:p>
          </table:table-cell>
          <table:table-cell table:style-name="Tabla1.A2" office:value-type="string">
            <text:p text:style-name="P6">19,5</text:p>
          </table:table-cell>
          <table:table-cell table:style-name="Tabla1.D2" office:value-type="string">
            <text:p text:style-name="P2"><text:s/>Oxysterol-binding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64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7,5</text:p>
          </table:table-cell>
          <table:table-cell table:style-name="Tabla1.D2" office:value-type="string">
            <text:p text:style-name="P2"><text:s/>Armadillo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81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Domain of unknown function DUF439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94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Domain of unknown function DUF625 n/a <text:s/>Domain of unknown function DUF6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095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9,9</text:p>
          </table:table-cell>
          <table:table-cell table:style-name="Tabla1.D2" office:value-type="string">
            <text:p text:style-name="P2"><text:s/>SANT/Myb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51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1,7</text:p>
          </table:table-cell>
          <table:table-cell table:style-name="Tabla1.D2" office:value-type="string">
            <text:p text:style-name="P2"><text:s/>Ribosomal protein L6, conserved site n/a <text:s/>Ribosomal protein L6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1850</text:p>
          </table:table-cell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/>K Homology domain, type 1 n/a <text:s/>K Homology domain, type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238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0,3</text:p>
          </table:table-cell>
          <table:table-cell table:style-name="Tabla1.D2" office:value-type="string">
            <text:p text:style-name="P2"><text:s/>Rubisco LS methyltransferase, substrate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18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Tubulin binding cofactor 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4390</text:p>
          </table:table-cell>
          <table:table-cell table:style-name="Tabla1.A2" office:value-type="string">
            <text:p text:style-name="P6">3,7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ABC transporter, conserved site n/a <text:s/>ABC transporter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2g05270</text:p>
          </table:table-cell>
          <table:table-cell table:style-name="Tabla1.A2" office:value-type="string">
            <text:p text:style-name="P6">1,8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060</text:p>
          </table:table-cell>
          <table:table-cell table:style-name="Tabla1.A2" office:value-type="string">
            <text:p text:style-name="P6">22,1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Glutamate 5-kinase n/a <text:s/>Glutamate 5-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17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20,2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077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4,6</text:p>
          </table:table-cell>
          <table:table-cell table:style-name="Tabla1.D2" office:value-type="string">
            <text:p text:style-name="P2"><text:s/>Protein of unknown function DUF3419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3g0144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Glycine cleavage H-protein, subgroup n/a <text:s/>Glycine cleavage H-protein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00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6,3</text:p>
          </table:table-cell>
          <table:table-cell table:style-name="Tabla1.D2" office:value-type="string">
            <text:p text:style-name="P2"><text:s/>P2X purinorecepto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23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Ribosomal protein S27e, zinc-binding domain n/a <text:s/>Ribosomal protein S27e, zinc-b/a <text:s/>Ribosomal protein S27e, zinc-binding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550</text:p>
          </table:table-cell>
          <table:table-cell table:style-name="Tabla1.A2" office:value-type="string">
            <text:p text:style-name="P6">0,6</text:p>
          </table:table-cell>
          <table:table-cell table:style-name="Tabla1.A2" office:value-type="string">
            <text:p text:style-name="P6">11,8</text:p>
          </table:table-cell>
          <table:table-cell table:style-name="Tabla1.D2" office:value-type="string">
            <text:p text:style-name="P2"><text:s/>Ribosomal RNA-processing protein 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820</text:p>
          </table:table-cell>
          <table:table-cell table:style-name="Tabla1.A2" office:value-type="string">
            <text:p text:style-name="P6">2,8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289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369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Inorganic pyrophospha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13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15</text:p>
          </table:table-cell>
          <table:table-cell table:style-name="Tabla1.D2" office:value-type="string">
            <text:p text:style-name="P2"><text:s/>Oxoglutarate/iron-dependent dioxyge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4400</text:p>
          </table:table-cell>
          <table:table-cell table:style-name="Tabla1.A2" office:value-type="string">
            <text:p text:style-name="P6">5,9</text:p>
          </table:table-cell>
          <table:table-cell table:style-name="Tabla1.A2" office:value-type="string">
            <text:p text:style-name="P6">11,6</text:p>
          </table:table-cell>
          <table:table-cell table:style-name="Tabla1.D2" office:value-type="string">
            <text:p text:style-name="P2"><text:s/>Ferredoxin thioredoxin reductase beta subunit, domain n/a <text:s/>Ferredoxin thioredoxta subunit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05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Pyruvate kinase, barrel n/a <text:s/>Pyruvate kinase,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55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6,7</text:p>
          </table:table-cell>
          <table:table-cell table:style-name="Tabla1.D2" office:value-type="string">
            <text:p text:style-name="P2"><text:s/>Flavin amine 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3g0592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3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080</text:p>
          </table:table-cell>
          <table:table-cell table:style-name="Tabla1.A2" office:value-type="string">
            <text:p text:style-name="P6">15,3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Violaxanthin de-ep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11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23,4</text:p>
          </table:table-cell>
          <table:table-cell table:style-name="Tabla1.D2" office:value-type="string">
            <text:p text:style-name="P2"><text:s/>Monooxygenase, FAD-bind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610</text:p>
          </table:table-cell>
          <table:table-cell table:style-name="Tabla1.A2" office:value-type="string">
            <text:p text:style-name="P6">11,9</text:p>
          </table:table-cell>
          <table:table-cell table:style-name="Tabla1.A2" office:value-type="string">
            <text:p text:style-name="P6">17</text:p>
          </table:table-cell>
          <table:table-cell table:style-name="Tabla1.D2" office:value-type="string">
            <text:p text:style-name="P2"><text:s/>UBA-like n/a <text:s/>UB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093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Capsular polysaccharide synthesi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280</text:p>
          </table:table-cell>
          <table:table-cell table:style-name="Tabla1.A2" office:value-type="string">
            <text:p text:style-name="P6">13,8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START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1810</text:p>
          </table:table-cell>
          <table:table-cell table:style-name="Tabla1.A2" office:value-type="string">
            <text:p text:style-name="P6">21,1</text:p>
          </table:table-cell>
          <table:table-cell table:style-name="Tabla1.A2" office:value-type="string">
            <text:p text:style-name="P6">10,2</text:p>
          </table:table-cell>
          <table:table-cell table:style-name="Tabla1.D2" office:value-type="string">
            <text:p text:style-name="P2"><text:s/>PBS lyase HEAT-lik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16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Alternative oxid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2380</text:p>
          </table:table-cell>
          <table:table-cell table:style-name="Tabla1.A2" office:value-type="string">
            <text:p text:style-name="P6">13,7</text:p>
          </table:table-cell>
          <table:table-cell table:style-name="Tabla1.A2" office:value-type="string">
            <text:p text:style-name="P6">7,4</text:p>
          </table:table-cell>
          <table:table-cell table:style-name="Tabla1.D2" office:value-type="string">
            <text:p text:style-name="P2"><text:s/>Pseudouridine synthase, RsuA/RluB/C/D/E/F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200</text:p>
          </table:table-cell>
          <table:table-cell table:style-name="Tabla1.A2" office:value-type="string">
            <text:p text:style-name="P6">22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56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18,3</text:p>
          </table:table-cell>
          <table:table-cell table:style-name="Tabla1.D2" office:value-type="string">
            <text:p text:style-name="P2"><text:s/>Acylneuraminate cytidyl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3620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Rossmann-like alpha/beta/alpha sandwich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180</text:p>
          </table:table-cell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U2 auxiliary factor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26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23</text:p>
          </table:table-cell>
          <table:table-cell table:style-name="Tabla1.D2" office:value-type="string">
            <text:p text:style-name="P2"><text:s/>Aminotransferase, class-II, pyridoxal-phosphate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390</text:p>
          </table:table-cell>
          <table:table-cell table:style-name="Tabla1.A2" office:value-type="string">
            <text:p text:style-name="P6">3,5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Thiamin pyrophosphokinase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73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14,8</text:p>
          </table:table-cell>
          <table:table-cell table:style-name="Tabla1.D2" office:value-type="string">
            <text:p text:style-name="P2"><text:s/>C2 calcium-dependent membrane targeting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820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9,1</text:p>
          </table:table-cell>
          <table:table-cell table:style-name="Tabla1.D2" office:value-type="string">
            <text:p text:style-name="P2"><text:s/>Signal transduction response regulator, receive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4g04960</text:p>
          </table:table-cell>
          <table:table-cell table:style-name="Tabla1.A2" office:value-type="string">
            <text:p text:style-name="P6">19,4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Ribonuclease H-like domain n/a <text:s/>Ribonuclease H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150</text:p>
          </table:table-cell>
          <table:table-cell table:style-name="Tabla1.A2" office:value-type="string">
            <text:p text:style-name="P6">13,1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290</text:p>
          </table:table-cell>
          <table:table-cell table:style-name="Tabla1.A2" office:value-type="string">
            <text:p text:style-name="P6">19,6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Ribose-phosphate diphospho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5g0038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6,9</text:p>
          </table:table-cell>
          <table:table-cell table:style-name="Tabla1.D2" office:value-type="string">
            <text:p text:style-name="P2"><text:s/>Phosphatidylinositol 3/4-kin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0970</text:p>
          </table:table-cell>
          <table:table-cell table:style-name="Tabla1.A2" office:value-type="string">
            <text:p text:style-name="P6">12,2</text:p>
          </table:table-cell>
          <table:table-cell table:style-name="Tabla1.A2" office:value-type="string">
            <text:p text:style-name="P6">21,9</text:p>
          </table:table-cell>
          <table:table-cell table:style-name="Tabla1.D2" office:value-type="string">
            <text:p text:style-name="P2"><text:s/>Dimeric alpha-beta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04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8,1</text:p>
          </table:table-cell>
          <table:table-cell table:style-name="Tabla1.D2" office:value-type="string">
            <text:p text:style-name="P2"><text:s/>ResB-like domain n/a <text:s/>ResB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290</text:p>
          </table:table-cell>
          <table:table-cell table:style-name="Tabla1.A2" office:value-type="string">
            <text:p text:style-name="P6">0,4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Leucine-rich repeat n/a <text:s/>Leucine-rich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670</text:p>
          </table:table-cell>
          <table:table-cell table:style-name="Tabla1.A2" office:value-type="string">
            <text:p text:style-name="P6">7,1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6-phosphogluconolactonase, DevB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178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0,2</text:p>
          </table:table-cell>
          <table:table-cell table:style-name="Tabla1.D2" office:value-type="string">
            <text:p text:style-name="P2"><text:s/>Ribosomal protein S16 domain n/a <text:s/>Ribosomal protein S16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2650</text:p>
          </table:table-cell>
          <table:table-cell table:style-name="Tabla1.A2" office:value-type="string">
            <text:p text:style-name="P6">23,5</text:p>
          </table:table-cell>
          <table:table-cell table:style-name="Tabla1.A2" office:value-type="string">
            <text:p text:style-name="P6">23,1</text:p>
          </table:table-cell>
          <table:table-cell table:style-name="Tabla1.D2" office:value-type="string">
            <text:p text:style-name="P2"><text:s/>Cytochrome c oxidase, subunit VIa n/a <text:s/>Cytochrome c oxidase, subunit V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120</text:p>
          </table:table-cell>
          <table:table-cell table:style-name="Tabla1.A2" office:value-type="string">
            <text:p text:style-name="P6">6,8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SART-1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200</text:p>
          </table:table-cell>
          <table:table-cell table:style-name="Tabla1.A2" office:value-type="string">
            <text:p text:style-name="P6">7,3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Uncharacterised conserved protein UCP012318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36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4-diphosphocytidyl-2C-methyl-D-erythritol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3670</text:p>
          </table:table-cell>
          <table:table-cell table:style-name="Tabla1.A2" office:value-type="string">
            <text:p text:style-name="P6">1,7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Mog1/PsbP, alpha/beta/alpha sandwich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7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5g04920</text:p>
          </table:table-cell>
          <table:table-cell table:style-name="Tabla1.A2" office:value-type="string">
            <text:p text:style-name="P6">11,2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snRNA-activating protein complex, subunit 3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02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7,4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190</text:p>
          </table:table-cell>
          <table:table-cell table:style-name="Tabla1.A2" office:value-type="string">
            <text:p text:style-name="P6">17,2</text:p>
          </table:table-cell>
          <table:table-cell table:style-name="Tabla1.A2" office:value-type="string">
            <text:p text:style-name="P6">15,8</text:p>
          </table:table-cell>
          <table:table-cell table:style-name="Tabla1.D2" office:value-type="string">
            <text:p text:style-name="P2"><text:s/>Proteasome B-type subunit n/a <text:s/>Proteasome B-type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0520</text:p>
          </table:table-cell>
          <table:table-cell table:style-name="Tabla1.A2" office:value-type="string">
            <text:p text:style-name="P6">2,3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Zinc/iron perme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118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Choline transporter-like n/a <text:s/>Choline transporter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120</text:p>
          </table:table-cell>
          <table:table-cell table:style-name="Tabla1.A2" office:value-type="string">
            <text:p text:style-name="P6">17,5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Zinc finger, C2H2-type matr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27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8,9</text:p>
          </table:table-cell>
          <table:table-cell table:style-name="Tabla1.D2" office:value-type="string">
            <text:p text:style-name="P2"><text:s/>HAD hydrolase, subfamily IA n/a <text:s/>HAD hydrolase, subfamily I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32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Exportin/Importin, Cse1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36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Protein of unknown function DUF72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390</text:p>
          </table:table-cell>
          <table:table-cell table:style-name="Tabla1.A2" office:value-type="string">
            <text:p text:style-name="P6">14,8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Cation/H+ exchanger n/a <text:s/>Cation/H+ exchang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76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288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11,9</text:p>
          </table:table-cell>
          <table:table-cell table:style-name="Tabla1.D2" office:value-type="string">
            <text:p text:style-name="P2"><text:s/>Argininosuccinate synth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378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8</text:p>
          </table:table-cell>
          <table:table-cell table:style-name="Tabla1.D2" office:value-type="string">
            <text:p text:style-name="P2"><text:s/>Mg2+ transporter protein, CorA-like/Zinc transport protein Znt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040</text:p>
          </table:table-cell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6">8,1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06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4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450</text:p>
          </table:table-cell>
          <table:table-cell table:style-name="Tabla1.A2" office:value-type="string">
            <text:p text:style-name="P6">16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Flavoprotein pyridine nucleotide cytochrome reductase n/a <text:s/>Flavoprotein pyridintochrome reduc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6g04560</text:p>
          </table:table-cell>
          <table:table-cell table:style-name="Tabla1.A2" office:value-type="string">
            <text:p text:style-name="P6">4,1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Transcription initiation factor TAFII31 n/a <text:s/>Transcription initiation factor T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260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4,1</text:p>
          </table:table-cell>
          <table:table-cell table:style-name="Tabla1.D2" office:value-type="string">
            <text:p text:style-name="P2"><text:s/>Histone-fold n/a <text:s/>Histone-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0385</text:p>
          </table:table-cell>
          <table:table-cell table:style-name="Tabla1.A2" office:value-type="string">
            <text:p text:style-name="P6">22,8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GUN4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7g01310</text:p>
          </table:table-cell>
          <table:table-cell table:style-name="Tabla1.A2" office:value-type="string">
            <text:p text:style-name="P6">21,7</text:p>
          </table:table-cell>
          <table:table-cell table:style-name="Tabla1.A2" office:value-type="string">
            <text:p text:style-name="P6">16</text:p>
          </table:table-cell>
          <table:table-cell table:style-name="Tabla1.D2" office:value-type="string">
            <text:p text:style-name="P2"><text:s/>UVR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690</text:p>
          </table:table-cell>
          <table:table-cell table:style-name="Tabla1.A2" office:value-type="string">
            <text:p text:style-name="P6">5,8</text:p>
          </table:table-cell>
          <table:table-cell table:style-name="Tabla1.A2" office:value-type="string">
            <text:p text:style-name="P6">22,9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1750</text:p>
          </table:table-cell>
          <table:table-cell table:style-name="Tabla1.A2" office:value-type="string">
            <text:p text:style-name="P6">23,2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HopJ type III effector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28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9,7</text:p>
          </table:table-cell>
          <table:table-cell table:style-name="Tabla1.D2" office:value-type="string">
            <text:p text:style-name="P2"><text:s/>Quinonprotein alcohol dehydrogenase-like super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350</text:p>
          </table:table-cell>
          <table:table-cell table:style-name="Tabla1.A2" office:value-type="string">
            <text:p text:style-name="P6">21,8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Peptidyl-prolyl cis-trans isomera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67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14</text:p>
          </table:table-cell>
          <table:table-cell table:style-name="Tabla1.D2" office:value-type="string">
            <text:p text:style-name="P2"><text:s/>ATP-dependent 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75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13,2</text:p>
          </table:table-cell>
          <table:table-cell table:style-name="Tabla1.D2" office:value-type="string">
            <text:p text:style-name="P2"><text:s/>Ovarian tumour, otubain n/a <text:s/>Ovarian tumour, otub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2855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2Fe-2S ferredoxin, iron-sulphur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55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SEC7-like, alpha orthogonal bundl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3610</text:p>
          </table:table-cell>
          <table:table-cell table:style-name="Tabla1.A2" office:value-type="string">
            <text:p text:style-name="P6">16,1</text:p>
          </table:table-cell>
          <table:table-cell table:style-name="Tabla1.A2" office:value-type="string">
            <text:p text:style-name="P6">18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240</text:p>
          </table:table-cell>
          <table:table-cell table:style-name="Tabla1.A2" office:value-type="string">
            <text:p text:style-name="P6">11,8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7g04450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Arsenite methyl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060</text:p>
          </table:table-cell>
          <table:table-cell table:style-name="Tabla1.A2" office:value-type="string">
            <text:p text:style-name="P6">17,7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0865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5,4</text:p>
          </table:table-cell>
          <table:table-cell table:style-name="Tabla1.D2" office:value-type="string">
            <text:p text:style-name="P2"><text:s/>Photosystem I PsaG/PsaK protein n/a <text:s/>Photosystem I PsaG/PsaK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350</text:p>
          </table:table-cell>
          <table:table-cell table:style-name="Tabla1.A2" office:value-type="string">
            <text:p text:style-name="P6">8,6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1410</text:p>
          </table:table-cell>
          <table:table-cell table:style-name="Tabla1.A2" office:value-type="string">
            <text:p text:style-name="P6">21,5</text:p>
          </table:table-cell>
          <table:table-cell table:style-name="Tabla1.A2" office:value-type="string">
            <text:p text:style-name="P6">8,2</text:p>
          </table:table-cell>
          <table:table-cell table:style-name="Tabla1.D2" office:value-type="string">
            <text:p text:style-name="P2"><text:s/>Ribosomal protein L10/acidic P0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01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5,7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260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4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230</text:p>
          </table:table-cell>
          <table:table-cell table:style-name="Tabla1.A2" office:value-type="string">
            <text:p text:style-name="P6">16,9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3460</text:p>
          </table:table-cell>
          <table:table-cell table:style-name="Tabla1.A2" office:value-type="string">
            <text:p text:style-name="P6">2,1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DEK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8g04300</text:p>
          </table:table-cell>
          <table:table-cell table:style-name="Tabla1.A2" office:value-type="string">
            <text:p text:style-name="P6">10,5</text:p>
          </table:table-cell>
          <table:table-cell table:style-name="Tabla1.A2" office:value-type="string">
            <text:p text:style-name="P6">5</text:p>
          </table:table-cell>
          <table:table-cell table:style-name="Tabla1.D2" office:value-type="string">
            <text:p text:style-name="P2"><text:s/>WD40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15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0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0870</text:p>
          </table:table-cell>
          <table:table-cell table:style-name="Tabla1.A2" office:value-type="string">
            <text:p text:style-name="P6">19,9</text:p>
          </table:table-cell>
          <table:table-cell table:style-name="Tabla1.A2" office:value-type="string">
            <text:p text:style-name="P6">16,1</text:p>
          </table:table-cell>
          <table:table-cell table:style-name="Tabla1.D2" office:value-type="string">
            <text:p text:style-name="P2"><text:s/>Cytochrome c-like domain n/a <text:s/>Cytochrome c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100</text:p>
          </table:table-cell>
          <table:table-cell table:style-name="Tabla1.A2" office:value-type="string">
            <text:p text:style-name="P6">6,7</text:p>
          </table:table-cell>
          <table:table-cell table:style-name="Tabla1.A2" office:value-type="string">
            <text:p text:style-name="P6">23,6</text:p>
          </table:table-cell>
          <table:table-cell table:style-name="Tabla1.D2" office:value-type="string">
            <text:p text:style-name="P2"><text:s/>Alcohol dehydrogenase superfamily, zinc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19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13,3</text:p>
          </table:table-cell>
          <table:table-cell table:style-name="Tabla1.D2" office:value-type="string">
            <text:p text:style-name="P2"><text:s/>Interferon-induced protein 44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615</text:p>
          </table:table-cell>
          <table:table-cell table:style-name="Tabla1.A2" office:value-type="string">
            <text:p text:style-name="P6">15,4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Dual specificity phosphatase, subgroup, catalytic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790</text:p>
          </table:table-cell>
          <table:table-cell table:style-name="Tabla1.A2" office:value-type="string">
            <text:p text:style-name="P6">0,2</text:p>
          </table:table-cell>
          <table:table-cell table:style-name="Tabla1.A2" office:value-type="string">
            <text:p text:style-name="P6">22,6</text:p>
          </table:table-cell>
          <table:table-cell table:style-name="Tabla1.D2" office:value-type="string">
            <text:p text:style-name="P2"><text:s/>Carbamoyl-phosphate synthase, small subuni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1890</text:p>
          </table:table-cell>
          <table:table-cell table:style-name="Tabla1.A2" office:value-type="string">
            <text:p text:style-name="P6">7,9</text:p>
          </table:table-cell>
          <table:table-cell table:style-name="Tabla1.A2" office:value-type="string">
            <text:p text:style-name="P6">2,7</text:p>
          </table:table-cell>
          <table:table-cell table:style-name="Tabla1.D2" office:value-type="string">
            <text:p text:style-name="P2"><text:s/>Clathrin adaptor, mu subunit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320</text:p>
          </table:table-cell>
          <table:table-cell table:style-name="Tabla1.A2" office:value-type="string">
            <text:p text:style-name="P6">22,6</text:p>
          </table:table-cell>
          <table:table-cell table:style-name="Tabla1.A2" office:value-type="string">
            <text:p text:style-name="P6">22,8</text:p>
          </table:table-cell>
          <table:table-cell table:style-name="Tabla1.D2" office:value-type="string">
            <text:p text:style-name="P2"><text:s/>Cyclin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560</text:p>
          </table:table-cell>
          <table:table-cell table:style-name="Tabla1.A2" office:value-type="string">
            <text:p text:style-name="P6">23,1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Rubredoxin-type fold n/a <text:s/>Rubredoxin-typ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298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27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6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ATPase-like, ParA/MinD n/a <text:s/>ATPase-like, ParA/Min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09g03705</text:p>
          </table:table-cell>
          <table:table-cell table:style-name="Tabla1.A2" office:value-type="string">
            <text:p text:style-name="P6">11,3</text:p>
          </table:table-cell>
          <table:table-cell table:style-name="Tabla1.A2" office:value-type="string">
            <text:p text:style-name="P6">19,4</text:p>
          </table:table-cell>
          <table:table-cell table:style-name="Tabla1.D2" office:value-type="string">
            <text:p text:style-name="P2"><text:s/>Polyprenyl synthe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384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18,4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09g0434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13,1</text:p>
          </table:table-cell>
          <table:table-cell table:style-name="Tabla1.D2" office:value-type="string">
            <text:p text:style-name="P2"><text:s/>Platelet-activating factor acetyl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320</text:p>
          </table:table-cell>
          <table:table-cell table:style-name="Tabla1.A2" office:value-type="string">
            <text:p text:style-name="P6">14,2</text:p>
          </table:table-cell>
          <table:table-cell table:style-name="Tabla1.A2" office:value-type="string">
            <text:p text:style-name="P6">12,9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0540</text:p>
          </table:table-cell>
          <table:table-cell table:style-name="Tabla1.A2" office:value-type="string">
            <text:p text:style-name="P6">10,3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020</text:p>
          </table:table-cell>
          <table:table-cell table:style-name="Tabla1.A2" office:value-type="string">
            <text:p text:style-name="P6">7,2</text:p>
          </table:table-cell>
          <table:table-cell table:style-name="Tabla1.A2" office:value-type="string">
            <text:p text:style-name="P6">14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110</text:p>
          </table:table-cell>
          <table:table-cell table:style-name="Tabla1.A2" office:value-type="string">
            <text:p text:style-name="P6">1,4</text:p>
          </table:table-cell>
          <table:table-cell table:style-name="Tabla1.A2" office:value-type="string">
            <text:p text:style-name="P6">21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14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15,6</text:p>
          </table:table-cell>
          <table:table-cell table:style-name="Tabla1.D2" office:value-type="string">
            <text:p text:style-name="P2"><text:s/>DNA gyrase/topoisomerase IV, subunit A, C-terminal beta-pinwhe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610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Cyclophilin-like peptidyl-prolyl cis-trans isom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705</text:p>
          </table:table-cell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6">9,2</text:p>
          </table:table-cell>
          <table:table-cell table:style-name="Tabla1.D2" office:value-type="string">
            <text:p text:style-name="P2"><text:s/>Zinc finger, C3HC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745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0,1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82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16,6</text:p>
          </table:table-cell>
          <table:table-cell table:style-name="Tabla1.D2" office:value-type="string">
            <text:p text:style-name="P2"><text:s/>Eukaryotic translation initiation factor SUI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950</text:p>
          </table:table-cell>
          <table:table-cell table:style-name="Tabla1.A2" office:value-type="string">
            <text:p text:style-name="P6">4,2</text:p>
          </table:table-cell>
          <table:table-cell table:style-name="Tabla1.A2" office:value-type="string">
            <text:p text:style-name="P6">15,1</text:p>
          </table:table-cell>
          <table:table-cell table:style-name="Tabla1.D2" office:value-type="string">
            <text:p text:style-name="P2"><text:s/>Quinolinate synthetase 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1960</text:p>
          </table:table-cell>
          <table:table-cell table:style-name="Tabla1.A2" office:value-type="string">
            <text:p text:style-name="P6">5,2</text:p>
          </table:table-cell>
          <table:table-cell table:style-name="Tabla1.A2" office:value-type="string">
            <text:p text:style-name="P6">12</text:p>
          </table:table-cell>
          <table:table-cell table:style-name="Tabla1.D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0g02720</text:p>
          </table:table-cell>
          <table:table-cell table:style-name="Tabla1.A2" office:value-type="string">
            <text:p text:style-name="P6">1,2</text:p>
          </table:table-cell>
          <table:table-cell table:style-name="Tabla1.A2" office:value-type="string">
            <text:p text:style-name="P6">21,8</text:p>
          </table:table-cell>
          <table:table-cell table:style-name="Tabla1.D2" office:value-type="string">
            <text:p text:style-name="P2"><text:s/>P-loop containing nucleoside triphosphate hydrol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1110</text:p>
          </table:table-cell>
          <table:table-cell table:style-name="Tabla1.A2" office:value-type="string">
            <text:p text:style-name="P6">10,8</text:p>
          </table:table-cell>
          <table:table-cell table:style-name="Tabla1.A2" office:value-type="string">
            <text:p text:style-name="P6">17,3</text:p>
          </table:table-cell>
          <table:table-cell table:style-name="Tabla1.D2" office:value-type="string">
            <text:p text:style-name="P2"><text:s/>Zinc finger, RING/FYVE/PHD-type n/a <text:s/>Zinc finger, RING/FYVE/PHD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02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,4</text:p>
          </table:table-cell>
          <table:table-cell table:style-name="Tabla1.D2" office:value-type="string">
            <text:p text:style-name="P2"><text:s/>Serine/threonine-protein kin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510</text:p>
          </table:table-cell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2,8</text:p>
          </table:table-cell>
          <table:table-cell table:style-name="Tabla1.D2" office:value-type="string">
            <text:p text:style-name="P2"><text:s/>SCAMP <text:s text:c="2"/>SCAMP n/a <text:s/>SCAM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710</text:p>
          </table:table-cell>
          <table:table-cell table:style-name="Tabla1.A2" office:value-type="string">
            <text:p text:style-name="P6">16,6</text:p>
          </table:table-cell>
          <table:table-cell table:style-name="Tabla1.A2" office:value-type="string">
            <text:p text:style-name="P6">12,4</text:p>
          </table:table-cell>
          <table:table-cell table:style-name="Tabla1.D2" office:value-type="string">
            <text:p text:style-name="P2"><text:s/>Zinc finger, CW-type n/a <text:s/>Zinc finger, CW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89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Ankyrin repeat n/a 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2980</text:p>
          </table:table-cell>
          <table:table-cell table:style-name="Tabla1.A2" office:value-type="string">
            <text:p text:style-name="P6">8,4</text:p>
          </table:table-cell>
          <table:table-cell table:style-name="Tabla1.A2" office:value-type="string">
            <text:p text:style-name="P6">17,8</text:p>
          </table:table-cell>
          <table:table-cell table:style-name="Tabla1.D2" office:value-type="string">
            <text:p text:style-name="P2"><text:s/>Snf7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1g03150</text:p>
          </table:table-cell>
          <table:table-cell table:style-name="Tabla1.A2" office:value-type="string">
            <text:p text:style-name="P6">9,9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Patatin/Phospholipase A2-related n/a <text:s/>Patatin/Phospholipase A2-relate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110</text:p>
          </table:table-cell>
          <table:table-cell table:style-name="Tabla1.A2" office:value-type="string">
            <text:p text:style-name="P6">19,8</text:p>
          </table:table-cell>
          <table:table-cell table:style-name="Tabla1.A2" office:value-type="string">
            <text:p text:style-name="P6">8,5</text:p>
          </table:table-cell>
          <table:table-cell table:style-name="Tabla1.D2" office:value-type="string">
            <text:p text:style-name="P2"><text:s/>Helicase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230</text:p>
          </table:table-cell>
          <table:table-cell table:style-name="Tabla1.A2" office:value-type="string">
            <text:p text:style-name="P6">5,4</text:p>
          </table:table-cell>
          <table:table-cell table:style-name="Tabla1.A2" office:value-type="string">
            <text:p text:style-name="P6">18,9</text:p>
          </table:table-cell>
          <table:table-cell table:style-name="Tabla1.D2" office:value-type="string">
            <text:p text:style-name="P2"><text:s/>Ribosomal protein L15, bacterial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097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M-phase phosphoprotein 6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120</text:p>
          </table:table-cell>
          <table:table-cell table:style-name="Tabla1.A2" office:value-type="string">
            <text:p text:style-name="P6">14,1</text:p>
          </table:table-cell>
          <table:table-cell table:style-name="Tabla1.A2" office:value-type="string">
            <text:p text:style-name="P6">17,9</text:p>
          </table:table-cell>
          <table:table-cell table:style-name="Tabla1.D2" office:value-type="string">
            <text:p text:style-name="P2"><text:s/>ThiJ/PfpI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140</text:p>
          </table:table-cell>
          <table:table-cell table:style-name="Tabla1.A2" office:value-type="string">
            <text:p text:style-name="P6">20,2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 text:c="2"/>n/a 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220</text:p>
          </table:table-cell>
          <table:table-cell table:style-name="Tabla1.A2" office:value-type="string">
            <text:p text:style-name="P6">12,1</text:p>
          </table:table-cell>
          <table:table-cell table:style-name="Tabla1.A2" office:value-type="string">
            <text:p text:style-name="P6">21,3</text:p>
          </table:table-cell>
          <table:table-cell table:style-name="Tabla1.D2" office:value-type="string">
            <text:p text:style-name="P2"><text:s/>Zinc finger, CCCH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390</text:p>
          </table:table-cell>
          <table:table-cell table:style-name="Tabla1.A2" office:value-type="string">
            <text:p text:style-name="P6">5,3</text:p>
          </table:table-cell>
          <table:table-cell table:style-name="Tabla1.A2" office:value-type="string">
            <text:p text:style-name="P6">3,2</text:p>
          </table:table-cell>
          <table:table-cell table:style-name="Tabla1.D2" office:value-type="string">
            <text:p text:style-name="P2"><text:s/>Pyridine nucleotide-disulphide oxidoreductase, class-II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2g01610</text:p>
          </table:table-cell>
          <table:table-cell table:style-name="Tabla1.A2" office:value-type="string">
            <text:p text:style-name="P6">11,7</text:p>
          </table:table-cell>
          <table:table-cell table:style-name="Tabla1.A2" office:value-type="string">
            <text:p text:style-name="P6">12,8</text:p>
          </table:table-cell>
          <table:table-cell table:style-name="Tabla1.D2" office:value-type="string">
            <text:p text:style-name="P2"><text:s/>Phenazine biosynthesis PhzF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2g02485</text:p>
          </table:table-cell>
          <table:table-cell table:style-name="Tabla1.A2" office:value-type="string">
            <text:p text:style-name="P6">10,6</text:p>
          </table:table-cell>
          <table:table-cell table:style-name="Tabla1.A2" office:value-type="string">
            <text:p text:style-name="P6">12,5</text:p>
          </table:table-cell>
          <table:table-cell table:style-name="Tabla1.D2" office:value-type="string">
            <text:p text:style-name="P2"><text:s/>RNA-binding protein Lupus L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370</text:p>
          </table:table-cell>
          <table:table-cell table:style-name="Tabla1.A2" office:value-type="string">
            <text:p text:style-name="P6">22,3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RAP domain n/a <text:s/>RAP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780</text:p>
          </table:table-cell>
          <table:table-cell table:style-name="Tabla1.A2" office:value-type="string">
            <text:p text:style-name="P6">0,8</text:p>
          </table:table-cell>
          <table:table-cell table:style-name="Tabla1.A2" office:value-type="string">
            <text:p text:style-name="P6">22,4</text:p>
          </table:table-cell>
          <table:table-cell table:style-name="Tabla1.D2" office:value-type="string">
            <text:p text:style-name="P2"><text:s/>Peptidase S10, serine carboxypeptidase, active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082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20,5</text:p>
          </table:table-cell>
          <table:table-cell table:style-name="Tabla1.D2" office:value-type="string">
            <text:p text:style-name="P2"><text:s text:c="2"/>n/a 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010</text:p>
          </table:table-cell>
          <table:table-cell table:style-name="Tabla1.A2" office:value-type="string">
            <text:p text:style-name="P6">22,4</text:p>
          </table:table-cell>
          <table:table-cell table:style-name="Tabla1.A2" office:value-type="string">
            <text:p text:style-name="P6">6,9</text:p>
          </table:table-cell>
          <table:table-cell table:style-name="Tabla1.D2" office:value-type="string">
            <text:p text:style-name="P2"><text:s/>EF-Hand 1, calcium-binding site n/a <text:s/>EF-Hand 1, calcium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120</text:p>
          </table:table-cell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6">10,1</text:p>
          </table:table-cell>
          <table:table-cell table:style-name="Tabla1.D2" office:value-type="string">
            <text:p text:style-name="P2"><text:s/>Ribosomal protein L22, bacterial/chloroplast-type n/a <text:s/>Ribosomal protein L22, bplast-ty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550</text:p>
          </table:table-cell>
          <table:table-cell table:style-name="Tabla1.A2" office:value-type="string">
            <text:p text:style-name="P6">13,2</text:p>
          </table:table-cell>
          <table:table-cell table:style-name="Tabla1.A2" office:value-type="string">
            <text:p text:style-name="P6">0,5</text:p>
          </table:table-cell>
          <table:table-cell table:style-name="Tabla1.D2" office:value-type="string">
            <text:p text:style-name="P2"><text:s/>2Fe-2S ferredoxin, iron-sulphur 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690</text:p>
          </table:table-cell>
          <table:table-cell table:style-name="Tabla1.A2" office:value-type="string">
            <text:p text:style-name="P6">18,9</text:p>
          </table:table-cell>
          <table:table-cell table:style-name="Tabla1.A2" office:value-type="string">
            <text:p text:style-name="P6">11,2</text:p>
          </table:table-cell>
          <table:table-cell table:style-name="Tabla1.D2" office:value-type="string">
            <text:p text:style-name="P2"><text:s/>Glycosyl transferase, family 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1900</text:p>
          </table:table-cell>
          <table:table-cell table:style-name="Tabla1.A2" office:value-type="string">
            <text:p text:style-name="P6">23,7</text:p>
          </table:table-cell>
          <table:table-cell table:style-name="Tabla1.A2" office:value-type="string">
            <text:p text:style-name="P6">23,3</text:p>
          </table:table-cell>
          <table:table-cell table:style-name="Tabla1.D2" office:value-type="string">
            <text:p text:style-name="P2"><text:s/>14-3-3 protein, conserved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130</text:p>
          </table:table-cell>
          <table:table-cell table:style-name="Tabla1.A2" office:value-type="string">
            <text:p text:style-name="P6">20,3</text:p>
          </table:table-cell>
          <table:table-cell table:style-name="Tabla1.A2" office:value-type="string">
            <text:p text:style-name="P6">2,2</text:p>
          </table:table-cell>
          <table:table-cell table:style-name="Tabla1.D2" office:value-type="string">
            <text:p text:style-name="P2"><text:s/>Regulator of chromosome condensation, RCC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160</text:p>
          </table:table-cell>
          <table:table-cell table:style-name="Tabla1.A2" office:value-type="string">
            <text:p text:style-name="P6">4,6</text:p>
          </table:table-cell>
          <table:table-cell table:style-name="Tabla1.A2" office:value-type="string">
            <text:p text:style-name="P6">6,8</text:p>
          </table:table-cell>
          <table:table-cell table:style-name="Tabla1.D2" office:value-type="string">
            <text:p text:style-name="P2"><text:s/>Formate-tetrahydrofolate ligase, FTHFS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3g02600</text:p>
          </table:table-cell>
          <table:table-cell table:style-name="Tabla1.A2" office:value-type="string">
            <text:p text:style-name="P6">9,2</text:p>
          </table:table-cell>
          <table:table-cell table:style-name="Tabla1.A2" office:value-type="string">
            <text:p text:style-name="P6">21,4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050</text:p>
          </table:table-cell>
          <table:table-cell table:style-name="Tabla1.A2" office:value-type="string">
            <text:p text:style-name="P6">1,9</text:p>
          </table:table-cell>
          <table:table-cell table:style-name="Tabla1.A2" office:value-type="string">
            <text:p text:style-name="P6">17,6</text:p>
          </table:table-cell>
          <table:table-cell table:style-name="Tabla1.D2" office:value-type="string">
            <text:p text:style-name="P2"><text:s/>Orn/DAP/Arg decarboxylase 2, N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130</text:p>
          </table:table-cell>
          <table:table-cell table:style-name="Tabla1.A2" office:value-type="string">
            <text:p text:style-name="P6">3,8</text:p>
          </table:table-cell>
          <table:table-cell table:style-name="Tabla1.A2" office:value-type="string">
            <text:p text:style-name="P6">13,9</text:p>
          </table:table-cell>
          <table:table-cell table:style-name="Tabla1.D2" office:value-type="string">
            <text:p text:style-name="P2"><text:s/>Ion transport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350</text:p>
          </table:table-cell>
          <table:table-cell table:style-name="Tabla1.A2" office:value-type="string">
            <text:p text:style-name="P6">1,3</text:p>
          </table:table-cell>
          <table:table-cell table:style-name="Tabla1.A2" office:value-type="string">
            <text:p text:style-name="P6">15,2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550</text:p>
          </table:table-cell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6">23,7</text:p>
          </table:table-cell>
          <table:table-cell table:style-name="Tabla1.D2" office:value-type="string">
            <text:p text:style-name="P2"><text:s/>GroES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00</text:p>
          </table:table-cell>
          <table:table-cell table:style-name="Tabla1.A2" office:value-type="string">
            <text:p text:style-name="P6">1,6</text:p>
          </table:table-cell>
          <table:table-cell table:style-name="Tabla1.A2" office:value-type="string">
            <text:p text:style-name="P6">13</text:p>
          </table:table-cell>
          <table:table-cell table:style-name="Tabla1.D2" office:value-type="string">
            <text:p text:style-name="P2"><text:s/>Mitochondrial substrate/solute carrier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50</text:p>
          </table:table-cell>
          <table:table-cell table:style-name="Tabla1.A2" office:value-type="string">
            <text:p text:style-name="P6">5,6</text:p>
          </table:table-cell>
          <table:table-cell table:style-name="Tabla1.A2" office:value-type="string">
            <text:p text:style-name="P6">15,3</text:p>
          </table:table-cell>
          <table:table-cell table:style-name="Tabla1.D2" office:value-type="string">
            <text:p text:style-name="P2"><text:s/>Phosphoest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70</text:p>
          </table:table-cell>
          <table:table-cell table:style-name="Tabla1.A2" office:value-type="string">
            <text:p text:style-name="P6">20,4</text:p>
          </table:table-cell>
          <table:table-cell table:style-name="Tabla1.A2" office:value-type="string">
            <text:p text:style-name="P6">0,9</text:p>
          </table:table-cell>
          <table:table-cell table:style-name="Tabla1.D2" office:value-type="string">
            <text:p text:style-name="P2"><text:s/>Replication factor A, C-terminal n/a <text:s/>Replication factor A, C-termina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098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4,4</text:p>
          </table:table-cell>
          <table:table-cell table:style-name="Tabla1.D2" office:value-type="string">
            <text:p text:style-name="P2"><text:s/>Tetratricopeptide repeat <text:s text:c="2"/>Tetratricopeptide repeat n/a <text:s/>Tetratricopeptide rep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355</text:p>
          </table:table-cell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Methyltransferase type 11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1380</text:p>
          </table:table-cell>
          <table:table-cell table:style-name="Tabla1.A2" office:value-type="string">
            <text:p text:style-name="P6">23,4</text:p>
          </table:table-cell>
          <table:table-cell table:style-name="Tabla1.A2" office:value-type="string">
            <text:p text:style-name="P6">13,6</text:p>
          </table:table-cell>
          <table:table-cell table:style-name="Tabla1.D2" office:value-type="string">
            <text:p text:style-name="P2"><text:s/>NmrA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210</text:p>
          </table:table-cell>
          <table:table-cell table:style-name="Tabla1.A2" office:value-type="string">
            <text:p text:style-name="P6">18,1</text:p>
          </table:table-cell>
          <table:table-cell table:style-name="Tabla1.A2" office:value-type="string">
            <text:p text:style-name="P6">12,3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230</text:p>
          </table:table-cell>
          <table:table-cell table:style-name="Tabla1.A2" office:value-type="string">
            <text:p text:style-name="P6">8,8</text:p>
          </table:table-cell>
          <table:table-cell table:style-name="Tabla1.A2" office:value-type="string">
            <text:p text:style-name="P6">11,7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260</text:p>
          </table:table-cell>
          <table:table-cell table:style-name="Tabla1.A2" office:value-type="string">
            <text:p text:style-name="P6">19,7</text:p>
          </table:table-cell>
          <table:table-cell table:style-name="Tabla1.A2" office:value-type="string">
            <text:p text:style-name="P6">20,7</text:p>
          </table:table-cell>
          <table:table-cell table:style-name="Tabla1.D2" office:value-type="string">
            <text:p text:style-name="P2"><text:s/>Coproporphyrinogen III oxidase, aerobic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530</text:p>
          </table:table-cell>
          <table:table-cell table:style-name="Tabla1.A2" office:value-type="string">
            <text:p text:style-name="P6">22,9</text:p>
          </table:table-cell>
          <table:table-cell table:style-name="Tabla1.A2" office:value-type="string">
            <text:p text:style-name="P6">1,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620</text:p>
          </table:table-cell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6">9,6</text:p>
          </table:table-cell>
          <table:table-cell table:style-name="Tabla1.D2" office:value-type="string">
            <text:p text:style-name="P2"><text:s/>FMN-binding split barrel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4g02890</text:p>
          </table:table-cell>
          <table:table-cell table:style-name="Tabla1.A2" office:value-type="string">
            <text:p text:style-name="P6">0,1</text:p>
          </table:table-cell>
          <table:table-cell table:style-name="Tabla1.A2" office:value-type="string">
            <text:p text:style-name="P6">14,5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42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5,5</text:p>
          </table:table-cell>
          <table:table-cell table:style-name="Tabla1.D2" office:value-type="string">
            <text:p text:style-name="P2"><text:s/>Methyltransferas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0830</text:p>
          </table:table-cell>
          <table:table-cell table:style-name="Tabla1.A2" office:value-type="string">
            <text:p text:style-name="P6">10,2</text:p>
          </table:table-cell>
          <table:table-cell table:style-name="Tabla1.A2" office:value-type="string">
            <text:p text:style-name="P6">8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265</text:p>
          </table:table-cell>
          <table:table-cell table:style-name="Tabla1.A2" office:value-type="string">
            <text:p text:style-name="P6">2,5</text:p>
          </table:table-cell>
          <table:table-cell table:style-name="Tabla1.A2" office:value-type="string">
            <text:p text:style-name="P6">5,2</text:p>
          </table:table-cell>
          <table:table-cell table:style-name="Tabla1.D2" office:value-type="string">
            <text:p text:style-name="P2"><text:s/>Aminoglycoside phospho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5">ostta15g01300</text:p>
          </table:table-cell>
          <table:table-cell table:style-name="Tabla1.A2" office:value-type="string">
            <text:p text:style-name="P6">9,1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lycosyl transferase, family 25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540</text:p>
          </table:table-cell>
          <table:table-cell table:style-name="Tabla1.A2" office:value-type="string">
            <text:p text:style-name="P6">15,2</text:p>
          </table:table-cell>
          <table:table-cell table:style-name="Tabla1.A2" office:value-type="string">
            <text:p text:style-name="P6">13,8</text:p>
          </table:table-cell>
          <table:table-cell table:style-name="Tabla1.D2" office:value-type="string">
            <text:p text:style-name="P2"><text:s/>Glycoside hydrolase-type carbohydrate-binding, subgroup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1770</text:p>
          </table:table-cell>
          <table:table-cell table:style-name="Tabla1.A2" office:value-type="string">
            <text:p text:style-name="P6">7,5</text:p>
          </table:table-cell>
          <table:table-cell table:style-name="Tabla1.A2" office:value-type="string">
            <text:p text:style-name="P6">9</text:p>
          </table:table-cell>
          <table:table-cell table:style-name="Tabla1.D2" office:value-type="string">
            <text:p text:style-name="P2"><text:s/>Polyketide cyclase SnoaL-like doma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5g02810</text:p>
          </table:table-cell>
          <table:table-cell table:style-name="Tabla1.A2" office:value-type="string">
            <text:p text:style-name="P6">5,7</text:p>
          </table:table-cell>
          <table:table-cell table:style-name="Tabla1.A2" office:value-type="string">
            <text:p text:style-name="P6">22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060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Nicotinamide N-methyltransferase-lik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350</text:p>
          </table:table-cell>
          <table:table-cell table:style-name="Tabla1.A2" office:value-type="string">
            <text:p text:style-name="P6">13,6</text:p>
          </table:table-cell>
          <table:table-cell table:style-name="Tabla1.A2" office:value-type="string">
            <text:p text:style-name="P6">14,3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400</text:p>
          </table:table-cell>
          <table:table-cell table:style-name="Tabla1.A2" office:value-type="string">
            <text:p text:style-name="P6">6,3</text:p>
          </table:table-cell>
          <table:table-cell table:style-name="Tabla1.A2" office:value-type="string">
            <text:p text:style-name="P6">9,4</text:p>
          </table:table-cell>
          <table:table-cell table:style-name="Tabla1.D2" office:value-type="string">
            <text:p text:style-name="P2"><text:s/>Heat shock transcription factor famil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795</text:p>
          </table:table-cell>
          <table:table-cell table:style-name="Tabla1.A2" office:value-type="string">
            <text:p text:style-name="P6">1,1</text:p>
          </table:table-cell>
          <table:table-cell table:style-name="Tabla1.A2" office:value-type="string">
            <text:p text:style-name="P6">13,7</text:p>
          </table:table-cell>
          <table:table-cell table:style-name="Tabla1.D2" office:value-type="string">
            <text:p text:style-name="P2"><text:s/>Leo1-lik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1920</text:p>
          </table:table-cell>
          <table:table-cell table:style-name="Tabla1.A2" office:value-type="string">
            <text:p text:style-name="P6">20,6</text:p>
          </table:table-cell>
          <table:table-cell table:style-name="Tabla1.A2" office:value-type="string">
            <text:p text:style-name="P6">10,9</text:p>
          </table:table-cell>
          <table:table-cell table:style-name="Tabla1.D2" office:value-type="string">
            <text:p text:style-name="P2"><text:s/>Legume lectin, beta chain, Mn/Ca-binding sit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060</text:p>
          </table:table-cell>
          <table:table-cell table:style-name="Tabla1.A2" office:value-type="string">
            <text:p text:style-name="P6">8,7</text:p>
          </table:table-cell>
          <table:table-cell table:style-name="Tabla1.A2" office:value-type="string">
            <text:p text:style-name="P6">5,7</text:p>
          </table:table-cell>
          <table:table-cell table:style-name="Tabla1.D2" office:value-type="string">
            <text:p text:style-name="P2"><text:s/>Thioredoxin-like fold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6g02340</text:p>
          </table:table-cell>
          <table:table-cell table:style-name="Tabla1.A2" office:value-type="string">
            <text:p text:style-name="P6">0,3</text:p>
          </table:table-cell>
          <table:table-cell table:style-name="Tabla1.A2" office:value-type="string">
            <text:p text:style-name="P6">21,2</text:p>
          </table:table-cell>
          <table:table-cell table:style-name="Tabla1.D2" office:value-type="string">
            <text:p text:style-name="P2"><text:s/>Superoxide dismutase Cu/Zn / superoxide dismutase copper chaperon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150</text:p>
          </table:table-cell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10,8</text:p>
          </table:table-cell>
          <table:table-cell table:style-name="Tabla1.D2" office:value-type="string">
            <text:p text:style-name="P2"><text:s/>Nucleotidyl transfer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260</text:p>
          </table:table-cell>
          <table:table-cell table:style-name="Tabla1.A2" office:value-type="string">
            <text:p text:style-name="P6">1,5</text:p>
          </table:table-cell>
          <table:table-cell table:style-name="Tabla1.A2" office:value-type="string">
            <text:p text:style-name="P6">9,7</text:p>
          </table:table-cell>
          <table:table-cell table:style-name="Tabla1.D2" office:value-type="string">
            <text:p text:style-name="P2"><text:s/>Methylthiotransferase/radical SAM-type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0310</text:p>
          </table:table-cell>
          <table:table-cell table:style-name="Tabla1.A2" office:value-type="string">
            <text:p text:style-name="P6">4,8</text:p>
          </table:table-cell>
          <table:table-cell table:style-name="Tabla1.A2" office:value-type="string">
            <text:p text:style-name="P6">23,5</text:p>
          </table:table-cell>
          <table:table-cell table:style-name="Tabla1.D2" office:value-type="string">
            <text:p text:style-name="P2"><text:s/>Pseudouridine synthase I, TruA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120</text:p>
          </table:table-cell>
          <table:table-cell table:style-name="Tabla1.A2" office:value-type="string">
            <text:p text:style-name="P6">4,4</text:p>
          </table:table-cell>
          <table:table-cell table:style-name="Tabla1.A2" office:value-type="string">
            <text:p text:style-name="P6">2,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255</text:p>
          </table:table-cell>
          <table:table-cell table:style-name="Tabla1.A2" office:value-type="string">
            <text:p text:style-name="P6">6,2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560</text:p>
          </table:table-cell>
          <table:table-cell table:style-name="Tabla1.A2" office:value-type="string">
            <text:p text:style-name="P6">18,8</text:p>
          </table:table-cell>
          <table:table-cell table:style-name="Tabla1.A2" office:value-type="string">
            <text:p text:style-name="P6">1,6</text:p>
          </table:table-cell>
          <table:table-cell table:style-name="Tabla1.D2" office:value-type="string">
            <text:p text:style-name="P2"><text:s/>hypothetical protein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1800</text:p>
          </table:table-cell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6">14,2</text:p>
          </table:table-cell>
          <table:table-cell table:style-name="Tabla1.D2" office:value-type="string">
            <text:p text:style-name="P2"><text:s/>Translation elongation/initiation factor/Ribosomal, beta-barrel 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080</text:p>
          </table:table-cell>
          <table:table-cell table:style-name="Tabla1.A2" office:value-type="string">
            <text:p text:style-name="P6">16,2</text:p>
          </table:table-cell>
          <table:table-cell table:style-name="Tabla1.A2" office:value-type="string">
            <text:p text:style-name="P6">9,6</text:p>
          </table:table-cell>
          <table:table-cell table:style-name="Tabla1.D2" office:value-type="string">
            <text:p text:style-name="P2"><text:s/>Calcium/calmodulin-dependent/calcium-dependent protein kin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7g02310</text:p>
          </table:table-cell>
          <table:table-cell table:style-name="Tabla1.A2" office:value-type="string">
            <text:p text:style-name="P6">14,4</text:p>
          </table:table-cell>
          <table:table-cell table:style-name="Tabla1.A2" office:value-type="string">
            <text:p text:style-name="P6">12,6</text:p>
          </table:table-cell>
          <table:table-cell table:style-name="Tabla1.D2" office:value-type="string">
            <text:p text:style-name="P2"><text:s/>Ankyrin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170</text:p>
          </table:table-cell>
          <table:table-cell table:style-name="Tabla1.A2" office:value-type="string">
            <text:p text:style-name="P6">7,8</text:p>
          </table:table-cell>
          <table:table-cell table:style-name="Tabla1.A2" office:value-type="string">
            <text:p text:style-name="P6">20</text:p>
          </table:table-cell>
          <table:table-cell table:style-name="Tabla1.D2" office:value-type="string">
            <text:p text:style-name="P2"><text:s/>UDP-galactopyranose mutase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520</text:p>
          </table:table-cell>
          <table:table-cell table:style-name="Tabla1.A2" office:value-type="string">
            <text:p text:style-name="P6">21,4</text:p>
          </table:table-cell>
          <table:table-cell table:style-name="Tabla1.A2" office:value-type="string">
            <text:p text:style-name="P6">8</text:p>
          </table:table-cell>
          <table:table-cell table:style-name="Tabla1.D2" office:value-type="string">
            <text:p text:style-name="P2"><text:s/>High mobility group, HMG-I/HMG-Y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0820</text:p>
          </table:table-cell>
          <table:table-cell table:style-name="Tabla1.A2" office:value-type="string">
            <text:p text:style-name="P6">2,4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2"><text:s/>unnamed produc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550</text:p>
          </table:table-cell>
          <table:table-cell table:style-name="Tabla1.A2" office:value-type="string">
            <text:p text:style-name="P6">12,9</text:p>
          </table:table-cell>
          <table:table-cell table:style-name="Tabla1.A2" office:value-type="string">
            <text:p text:style-name="P6">22,5</text:p>
          </table:table-cell>
          <table:table-cell table:style-name="Tabla1.D2" office:value-type="string">
            <text:p text:style-name="P2"><text:s/>Molybdenum cofactor biosynthesis, MoeB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5">ostta18g01910</text:p>
          </table:table-cell>
          <table:table-cell table:style-name="Tabla1.A2" office:value-type="string">
            <text:p text:style-name="P6">8,1</text:p>
          </table:table-cell>
          <table:table-cell table:style-name="Tabla1.A2" office:value-type="string">
            <text:p text:style-name="P6">15,9</text:p>
          </table:table-cell>
          <table:table-cell table:style-name="Tabla1.D2" office:value-type="string">
            <text:p text:style-name="P2"><text:s/>Tetratricopeptide repeat</text:p>
          </table:table-cell>
          <table:table-cell table:style-name="Tabla1.E1" office:value-type="string">
            <text:p text:style-name="P2"/>
          </table:table-cell>
          <table:table-cell table:style-name="Tabla1.E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38:31.702934601</meta:creation-date>
    <dc:date>2023-11-07T12:47:24.697200320</dc:date>
    <meta:editing-duration>PT8M53S</meta:editing-duration>
    <meta:editing-cycles>1</meta:editing-cycles>
    <meta:document-statistic meta:table-count="1" meta:image-count="0" meta:object-count="0" meta:page-count="45" meta:paragraph-count="5773" meta:word-count="9598" meta:character-count="78849" meta:non-whitespace-character-count="73466"/>
    <meta:generator>LibreOffice/7.6.2.1$Linux_X86_64 LibreOffice_project/60$Build-1</meta:generator>
  </office:meta>
</office:document-meta>
</file>